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 table:formula="of:=[.O79]/[.F79]" office:value-type="float" office:value="0.56939600973913" calcext:value-type="float">
            <text:p>0.57</text:p>
          </table:table-cell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 table:formula="of:=[.O80]/[.F80]" office:value-type="float" office:value="0.545671176" calcext:value-type="float">
            <text:p>0.5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 table:formula="of:=[.O81]/[.F81]" office:value-type="float" office:value="0.6548054112" calcext:value-type="float">
            <text:p>0.6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 table:formula="of:=[.O82]/[.F82]" office:value-type="float" office:value="0.545671176" calcext:value-type="float">
            <text:p>0.5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 table:formula="of:=[.O84]/[.F84]" office:value-type="float" office:value="0.548387096774194" calcext:value-type="float">
            <text:p>0.55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 table:formula="of:=[.O85]/[.F85]" office:value-type="float" office:value="0.858147027027027" calcext:value-type="float">
            <text:p>0.86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 table:formula="of:=[.O89]/[.F89]" office:value-type="float" office:value="0.761401640930233" calcext:value-type="float">
            <text:p>0.76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 table:formula="of:=[.O90]/[.F90]" office:value-type="float" office:value="0.770359307294118" calcext:value-type="float">
            <text:p>0.77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 table:formula="of:=[.O91]/[.F91]" office:value-type="float" office:value="0.954928947368421" calcext:value-type="float">
            <text:p>0.9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9405692630588" calcext:value-type="float">
            <text:p>11.94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1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1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1]/[.G15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1]/2.5)*0.7457" office:value-type="float" office:value="314.6854" calcext:value-type="float">
            <text:p>315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175705162105" calcext:value-type="float">
            <text:p>11.72</text:p>
          </table:table-cell>
          <table:table-cell table:style-name="ce242" table:formula="of:=[.O151]/[.F151]" office:value-type="float" office:value="0.689268853894737" calcext:value-type="float">
            <text:p>0.6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2]/[.G15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3.8664675312941" calcext:value-type="float">
            <text:p>13.87</text:p>
          </table:table-cell>
          <table:table-cell table:style-name="ce242" table:formula="of:=[.O152]/[.F152]" office:value-type="float" office:value="0.770359307294118" calcext:value-type="float">
            <text:p>0.7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3]/[.G15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3]/2.5)*0.7457" office:value-type="float" office:value="275.1633" calcext:value-type="float">
            <text:p>275</text:p>
          </table:table-cell>
          <table:table-cell table:style-name="ce78" table:formula="of:=MIN(([.G153]*[.O153])*[.N153]*[.P153];[.L15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717826732584" calcext:value-type="float">
            <text:p>11.77</text:p>
          </table:table-cell>
          <table:table-cell table:style-name="ce242" table:formula="of:=[.O153]/[.F153]" office:value-type="float" office:value="0.735736417078652" calcext:value-type="float">
            <text:p>0.7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2.7" calcext:value-type="float">
            <text:p>12.70</text:p>
          </table:table-cell>
          <table:table-cell table:style-name="ce242" table:formula="of:=[.O154]/[.F154]" office:value-type="float" office:value="0.747058823529412" calcext:value-type="float">
            <text:p>0.7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2.64" calcext:value-type="float">
            <text:p>2.64</text:p>
          </table:table-cell>
          <table:table-cell table:style-name="ce242" table:formula="of:=[.O155]/[.F155]" office:value-type="float" office:value="0.88" calcext:value-type="float">
            <text:p>0.8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6]/[.G15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6]/2.5)*0.7457" office:value-type="float" office:value="359.4274" calcext:value-type="float">
            <text:p>359</text:p>
          </table:table-cell>
          <table:table-cell table:style-name="ce78" table:formula="of:=MIN(([.G156]*[.O156])*[.N156]*[.P156];[.L15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05253623188406" calcext:value-type="float">
            <text:p>8.05</text:p>
          </table:table-cell>
          <table:table-cell table:style-name="ce242" table:formula="of:=[.O156]/[.F156]" office:value-type="float" office:value="0.460144927536232" calcext:value-type="float">
            <text:p>0.46</text:p>
          </table:table-cell>
          <table:table-cell table:style-name="ce247" table:formula="of:=([.S156]*1000)/[.T15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3631578947368" calcext:value-type="float">
            <text:p>11.36</text:p>
          </table:table-cell>
          <table:table-cell table:style-name="ce242" table:formula="of:=[.O157]/[.F157]" office:value-type="float" office:value="0.668421052631579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8]/[.G15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8]/2.5)*0.7457" office:value-type="float" office:value="365.393" calcext:value-type="float">
            <text:p>365</text:p>
          </table:table-cell>
          <table:table-cell table:style-name="ce78" table:formula="of:=MIN(([.G158]*[.O158])*[.N158]*[.P158];[.L15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7931034482759" calcext:value-type="float">
            <text:p>9.38</text:p>
          </table:table-cell>
          <table:table-cell table:style-name="ce242" table:formula="of:=[.O158]/[.F158]" office:value-type="float" office:value="0.468965517241379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9]/[.G15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9]/2.5)*0.7457" office:value-type="float" office:value="361.21708" calcext:value-type="float">
            <text:p>361</text:p>
          </table:table-cell>
          <table:table-cell table:style-name="ce78" table:formula="of:=MIN(([.G159]*[.O159])*[.N159]*[.P159];[.L15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2.0655472" calcext:value-type="float">
            <text:p>12.07</text:p>
          </table:table-cell>
          <table:table-cell table:style-name="ce242" table:formula="of:=[.O159]/[.F159]" office:value-type="float" office:value="0.6350288" calcext:value-type="float">
            <text:p>0.6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0]/[.G16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0]/2.5)*0.7457" office:value-type="float" office:value="499.619" calcext:value-type="float">
            <text:p>500</text:p>
          </table:table-cell>
          <table:table-cell table:style-name="ce78" table:formula="of:=MIN(([.G160]*[.O160])*[.N160]*[.P160];[.L16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5.0605244576" calcext:value-type="float">
            <text:p>15.06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1]/[.G16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1]/2.5)*0.7457" office:value-type="float" office:value="444.4372" calcext:value-type="float">
            <text:p>444</text:p>
          </table:table-cell>
          <table:table-cell table:style-name="ce78" table:formula="of:=MIN(([.G161]*[.O161])*[.N161]*[.P161];[.L16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7.7882352941176" calcext:value-type="float">
            <text:p>17.79</text:p>
          </table:table-cell>
          <table:table-cell table:style-name="ce242" table:formula="of:=[.O161]/[.F161]" office:value-type="float" office:value="0.847058823529412" calcext:value-type="float">
            <text:p>0.8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2]/[.G16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2]/2.5)*0.7457" office:value-type="float" office:value="313.194" calcext:value-type="float">
            <text:p>313</text:p>
          </table:table-cell>
          <table:table-cell table:style-name="ce78" table:formula="of:=MIN(([.G162]*[.O162])*[.N162]*[.P162];[.L16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56097445013333" calcext:value-type="float">
            <text:p>8.56</text:p>
          </table:table-cell>
          <table:table-cell table:style-name="ce242" table:formula="of:=[.O162]/[.F162]" office:value-type="float" office:value="0.485041045333333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3]/[.G16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3]/2.5)*0.7457" office:value-type="float" office:value="465.3168" calcext:value-type="float">
            <text:p>465</text:p>
          </table:table-cell>
          <table:table-cell table:style-name="ce78" table:formula="of:=MIN(([.G163]*[.O163])*[.N163]*[.P163];[.L16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7.88095890410959" calcext:value-type="float">
            <text:p>7.88</text:p>
          </table:table-cell>
          <table:table-cell table:style-name="ce242" table:formula="of:=[.O163]/[.F163]" office:value-type="float" office:value="0.434931506849315" calcext:value-type="float">
            <text:p>0.43</text:p>
          </table:table-cell>
          <table:table-cell table:style-name="ce247" table:formula="of:=([.S163]*1000)/[.T16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4]/[.G16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4]/2.5)*0.7457" office:value-type="float" office:value="322.1424" calcext:value-type="float">
            <text:p>322</text:p>
          </table:table-cell>
          <table:table-cell table:style-name="ce78" table:formula="of:=MIN(([.G164]*[.O164])*[.N164]*[.P164];[.L16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59551249" calcext:value-type="float">
            <text:p>11.60</text:p>
          </table:table-cell>
          <table:table-cell table:style-name="ce242" table:formula="of:=[.O164]/[.F164]" office:value-type="float" office:value="0.68208897" calcext:value-type="float">
            <text:p>0.6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5]/[.G16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5]/2.5)*0.7457" office:value-type="float" office:value="400.29176" calcext:value-type="float">
            <text:p>400</text:p>
          </table:table-cell>
          <table:table-cell table:style-name="ce78" table:formula="of:=MIN(([.G165]*[.O165])*[.N165]*[.P165];[.L16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28076923076923" calcext:value-type="float">
            <text:p>9.28</text:p>
          </table:table-cell>
          <table:table-cell table:style-name="ce242" table:formula="of:=[.O165]/[.F165]" office:value-type="float" office:value="0.488461538461538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6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6]/[.G16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6]/2.5)*0.7457" office:value-type="float" office:value="438.113664" calcext:value-type="float">
            <text:p>438</text:p>
          </table:table-cell>
          <table:table-cell table:style-name="ce78" table:formula="of:=MIN(([.G166]*[.O166])*[.N166]*[.P166];[.L16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20992366412214" calcext:value-type="float">
            <text:p>9.21</text:p>
          </table:table-cell>
          <table:table-cell table:style-name="ce242" table:formula="of:=[.O166]/[.F166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7]/[.G16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7]/2.5)*0.7457" office:value-type="float" office:value="340.93404" calcext:value-type="float">
            <text:p>341</text:p>
          </table:table-cell>
          <table:table-cell table:style-name="ce78" table:formula="of:=MIN(([.G167]*[.O167])*[.N167]*[.P167];[.L16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10166666666667" calcext:value-type="float">
            <text:p>9.10</text:p>
          </table:table-cell>
          <table:table-cell table:style-name="ce242" table:formula="of:=[.O167]/[.F167]" office:value-type="float" office:value="0.529166666666667" calcext:value-type="float">
            <text:p>0.53</text:p>
          </table:table-cell>
          <table:table-cell table:style-name="ce247" table:formula="of:=([.S167]*1000)/[.T16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8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8]/[.G168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8]/2.5)*0.7457" office:value-type="float" office:value="296.7886" calcext:value-type="float">
            <text:p>297</text:p>
          </table:table-cell>
          <table:table-cell table:style-name="ce78" table:formula="of:=MIN(([.G168]*[.O168])*[.N168]*[.P168];[.L168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0.6951550496" calcext:value-type="float">
            <text:p>10.70</text:p>
          </table:table-cell>
          <table:table-cell table:style-name="ce242" table:formula="of:=[.O168]/[.F168]" office:value-type="float" office:value="0.727561568" calcext:value-type="float">
            <text:p>0.73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18506764" calcext:value-type="float">
            <text:p>8.19</text:p>
          </table:table-cell>
          <table:table-cell table:style-name="ce242" table:formula="of:=[.O169]/[.F169]" office:value-type="float" office:value="0.503696470153846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99310344827586" calcext:value-type="float">
            <text:p>9.99</text:p>
          </table:table-cell>
          <table:table-cell table:style-name="ce242" table:formula="of:=[.O170]/[.F170]" office:value-type="float" office:value="0.475862068965517" calcext:value-type="float">
            <text:p>0.4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1]/[.G17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1]/2.5)*0.7457" office:value-type="float" office:value="359.12912" calcext:value-type="float">
            <text:p>359</text:p>
          </table:table-cell>
          <table:table-cell table:style-name="ce78" table:formula="of:=MIN(([.G171]*[.O171])*[.N171]*[.P171];[.L17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288659793814" calcext:value-type="float">
            <text:p>11.13</text:p>
          </table:table-cell>
          <table:table-cell table:style-name="ce242" table:formula="of:=[.O171]/[.F171]" office:value-type="float" office:value="0.65463917525773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2]/[.G17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2]/2.5)*0.7457" office:value-type="float" office:value="333.77532" calcext:value-type="float">
            <text:p>334</text:p>
          </table:table-cell>
          <table:table-cell table:style-name="ce78" table:formula="of:=MIN(([.G172]*[.O172])*[.N172]*[.P172];[.L17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5124703456" calcext:value-type="float">
            <text:p>8.51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3]/[.G17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3]/2.5)*0.7457" office:value-type="float" office:value="405.6608" calcext:value-type="float">
            <text:p>406</text:p>
          </table:table-cell>
          <table:table-cell table:style-name="ce78" table:formula="of:=MIN(([.G173]*[.O173])*[.N173]*[.P173];[.L17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185861952" calcext:value-type="float">
            <text:p>10.19</text:p>
          </table:table-cell>
          <table:table-cell table:style-name="ce242" table:formula="of:=[.O173]/[.F173]" office:value-type="float" office:value="0.485041045333333" calcext:value-type="float">
            <text:p>0.4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096108224" calcext:value-type="float">
            <text:p>13.10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5]/[.G17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5]/2.5)*0.7457" office:value-type="float" office:value="318.56304" calcext:value-type="float">
            <text:p>319</text:p>
          </table:table-cell>
          <table:table-cell table:style-name="ce78" table:formula="of:=MIN(([.G175]*[.O175])*[.N175]*[.P175];[.L17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5.5997759727059" calcext:value-type="float">
            <text:p>15.60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6]/[.G17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6]/2.5)*0.7457" office:value-type="float" office:value="307.2284" calcext:value-type="float">
            <text:p>307</text:p>
          </table:table-cell>
          <table:table-cell table:style-name="ce78" table:formula="of:=MIN(([.G176]*[.O176])*[.N176]*[.P176];[.L17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7345149377049" calcext:value-type="float">
            <text:p>10.73</text:p>
          </table:table-cell>
          <table:table-cell table:style-name="ce242" table:formula="of:=[.O176]/[.F176]" office:value-type="float" office:value="0.536725746885246" calcext:value-type="float">
            <text:p>0.5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7]/[.G17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7]/2.5)*0.7457" office:value-type="float" office:value="386.86916" calcext:value-type="float">
            <text:p>387</text:p>
          </table:table-cell>
          <table:table-cell table:style-name="ce78" table:formula="of:=MIN(([.G177]*[.O177])*[.N177]*[.P177];[.L17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8.55924216068572" calcext:value-type="float">
            <text:p>8.56</text:p>
          </table:table-cell>
          <table:table-cell table:style-name="ce242" table:formula="of:=[.O177]/[.F177]" office:value-type="float" office:value="0.467718150857143" calcext:value-type="float">
            <text:p>0.47</text:p>
          </table:table-cell>
          <table:table-cell table:style-name="ce247" table:formula="of:=([.S177]*1000)/[.T17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78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78]/[.G178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78]/2.5)*0.7457" office:value-type="float" office:value="296.7886" calcext:value-type="float">
            <text:p>297</text:p>
          </table:table-cell>
          <table:table-cell table:style-name="ce78" table:formula="of:=MIN(([.G178]*[.O178])*[.N178]*[.P178];[.L178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78]/([.E178]*0.5))*[.G178]" office:value-type="float" office:value="11.7385848105366" calcext:value-type="float">
            <text:p>11.74</text:p>
          </table:table-cell>
          <table:table-cell table:style-name="ce242" table:formula="of:=[.O178]/[.F178]" office:value-type="float" office:value="0.798543184390244" calcext:value-type="float">
            <text:p>0.80</text:p>
          </table:table-cell>
          <table:table-cell table:style-name="ce247" table:formula="of:=([.S178]*1000)/[.T178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9]/[.G17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9]/2.5)*0.7457" office:value-type="float" office:value="341.5306" calcext:value-type="float">
            <text:p>342</text:p>
          </table:table-cell>
          <table:table-cell table:style-name="ce78" table:formula="of:=MIN(([.G179]*[.O179])*[.N179]*[.P179];[.L17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1316919904" calcext:value-type="float">
            <text:p>11.13</text:p>
          </table:table-cell>
          <table:table-cell table:style-name="ce242" table:formula="of:=[.O179]/[.F179]" office:value-type="float" office:value="0.6548054112" calcext:value-type="float">
            <text:p>0.65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0]/[.G18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0]/2.5)*0.7457" office:value-type="float" office:value="114.24124" calcext:value-type="float">
            <text:p>114</text:p>
          </table:table-cell>
          <table:table-cell table:style-name="ce78" table:formula="of:=MIN(([.G180]*[.O180])*[.N180]*[.P180];[.L18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5.9" calcext:value-type="float">
            <text:p>5.90</text:p>
          </table:table-cell>
          <table:table-cell table:style-name="ce242" table:formula="of:=[.O180]/[.F180]" office:value-type="float" office:value="0.666666666666667" calcext:value-type="float">
            <text:p>0.6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1]/[.G18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1]/2.5)*0.7457" office:value-type="float" office:value="373.74484" calcext:value-type="float">
            <text:p>374</text:p>
          </table:table-cell>
          <table:table-cell table:style-name="ce78" table:formula="of:=MIN(([.G181]*[.O181])*[.N181]*[.P181];[.L18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57023293292308" calcext:value-type="float">
            <text:p>9.57</text:p>
          </table:table-cell>
          <table:table-cell table:style-name="ce242" table:formula="of:=[.O181]/[.F181]" office:value-type="float" office:value="0.503696470153846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2]/[.G18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2]/2.5)*0.7457" office:value-type="float" office:value="377.3242" calcext:value-type="float">
            <text:p>377</text:p>
          </table:table-cell>
          <table:table-cell table:style-name="ce78" table:formula="of:=MIN(([.G182]*[.O182])*[.N182]*[.P182];[.L18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2]/([.E182]*0.5))*[.G182]" office:value-type="float" office:value="10.4923544235591" calcext:value-type="float">
            <text:p>10.49</text:p>
          </table:table-cell>
          <table:table-cell table:style-name="ce242" table:formula="of:=[.O182]/[.F182]" office:value-type="float" office:value="0.515594811968504" calcext:value-type="float">
            <text:p>0.52</text:p>
          </table:table-cell>
          <table:table-cell table:style-name="ce247" table:formula="of:=([.S182]*1000)/[.T18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3]/[.G18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3]/[.N183])/([.G183]*[.O18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3]/([.E183]*0.5))*[.G183]" office:value-type="float" office:value="12.5128827586207" calcext:value-type="float">
            <text:p>12.51</text:p>
          </table:table-cell>
          <table:table-cell table:style-name="ce241" table:formula="of:=[.O183]/[.F183]" office:value-type="float" office:value="0.500515310344828" calcext:value-type="float">
            <text:p>0.50</text:p>
          </table:table-cell>
          <table:table-cell table:style-name="ce246" table:formula="of:=([.S183]*1000)/[.T18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4]/[.G18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4]/2.5)*0.7457" office:value-type="float" office:value="317.6682" calcext:value-type="float">
            <text:p>318</text:p>
          </table:table-cell>
          <table:table-cell table:style-name="ce78" table:formula="of:=MIN(([.G184]*[.O184])*[.N184]*[.P184];[.L18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9534832941176" calcext:value-type="float">
            <text:p>11.95</text:p>
          </table:table-cell>
          <table:table-cell table:style-name="ce242" table:formula="of:=[.O184]/[.F184]" office:value-type="float" office:value="0.622577254901961" calcext:value-type="float">
            <text:p>0.6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5]/[.G18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5]/2.5)*0.7457" office:value-type="float" office:value="447.42" calcext:value-type="float">
            <text:p>447</text:p>
          </table:table-cell>
          <table:table-cell table:style-name="ce78" table:formula="of:=MIN(([.G185]*[.O185])*[.N185]*[.P185];[.L18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5]*[.F185]/[.G18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5]/[.F185]" office:value-type="float" office:value="0.377993641666667" calcext:value-type="float">
            <text:p>0.38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6]/[.G18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6]/2.5)*0.7457" office:value-type="float" office:value="487.6878" calcext:value-type="float">
            <text:p>488</text:p>
          </table:table-cell>
          <table:table-cell table:style-name="ce78" table:formula="of:=MIN(([.G186]*[.O186])*[.N186]*[.P186];[.L18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6]*[.F186]/[.G18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6]/[.F186]" office:value-type="float" office:value="0.520922487421874" calcext:value-type="float">
            <text:p>0.5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7]/[.G18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7]/2.5)*0.7457" office:value-type="float" office:value="486.1964" calcext:value-type="float">
            <text:p>486</text:p>
          </table:table-cell>
          <table:table-cell table:style-name="ce78" table:formula="of:=MIN(([.G187]*[.O187])*[.N187]*[.P187];[.L18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8111307034483" calcext:value-type="float">
            <text:p>10.81</text:p>
          </table:table-cell>
          <table:table-cell table:style-name="ce242" table:formula="of:=[.O187]/[.F187]" office:value-type="float" office:value="0.500515310344828" calcext:value-type="float">
            <text:p>0.5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8]/[.G18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8]/2.5)*0.7457" office:value-type="float" office:value="307.735476" calcext:value-type="float">
            <text:p>308</text:p>
          </table:table-cell>
          <table:table-cell table:style-name="ce78" table:formula="of:=MIN(([.G188]*[.O188])*[.N188]*[.P188];[.L18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9.35436301714286" calcext:value-type="float">
            <text:p>9.35</text:p>
          </table:table-cell>
          <table:table-cell table:style-name="ce242" table:formula="of:=[.O188]/[.F188]" office:value-type="float" office:value="0.467718150857143" calcext:value-type="float">
            <text:p>0.4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9]/[.G18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9]/2.5)*0.7457" office:value-type="float" office:value="362.4102" calcext:value-type="float">
            <text:p>362</text:p>
          </table:table-cell>
          <table:table-cell table:style-name="ce78" table:formula="of:=MIN(([.G189]*[.O189])*[.N189]*[.P189];[.L18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2124214246575" calcext:value-type="float">
            <text:p>11.21</text:p>
          </table:table-cell>
          <table:table-cell table:style-name="ce242" table:formula="of:=[.O189]/[.F189]" office:value-type="float" office:value="0.448496856986301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0]/[.G19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0]/2.5)*0.7457" office:value-type="float" office:value="456.3684" calcext:value-type="float">
            <text:p>456</text:p>
          </table:table-cell>
          <table:table-cell table:style-name="ce78" table:formula="of:=MIN(([.G190]*[.O190])*[.N190]*[.P190];[.L19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1.1361464489796" calcext:value-type="float">
            <text:p>11.14</text:p>
          </table:table-cell>
          <table:table-cell table:style-name="ce242" table:formula="of:=[.O190]/[.F190]" office:value-type="float" office:value="0.445445857959184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1]/[.G19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1]/2.5)*0.7457" office:value-type="float" office:value="311.7026" calcext:value-type="float">
            <text:p>312</text:p>
          </table:table-cell>
          <table:table-cell table:style-name="ce78" table:formula="of:=MIN(([.G191]*[.O191])*[.N191]*[.P191];[.L19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4768865792" calcext:value-type="float">
            <text:p>10.48</text:p>
          </table:table-cell>
          <table:table-cell table:style-name="ce242" table:formula="of:=[.O191]/[.F191]" office:value-type="float" office:value="0.52384432896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2]/[.G19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2]/2.5)*0.7457" office:value-type="float" office:value="542.8696" calcext:value-type="float">
            <text:p>543</text:p>
          </table:table-cell>
          <table:table-cell table:style-name="ce78" table:formula="of:=MIN(([.G192]*[.O192])*[.N192]*[.P192];[.L19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2]/([.E192]*0.5))*[.G192]" office:value-type="float" office:value="15.8385873579671" calcext:value-type="float">
            <text:p>15.84</text:p>
          </table:table-cell>
          <table:table-cell table:style-name="ce242" table:formula="of:=[.O192]/[.F192]" office:value-type="float" office:value="0.595277646545455" calcext:value-type="float">
            <text:p>0.60</text:p>
          </table:table-cell>
          <table:table-cell table:style-name="ce247" table:formula="of:=([.S192]*1000)/[.T19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3]/[.G193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3]/2.5)*0.7457" office:value-type="float" office:value="377.92076" calcext:value-type="float">
            <text:p>378</text:p>
          </table:table-cell>
          <table:table-cell table:style-name="ce78" table:formula="of:=MIN(([.G193]*[.O193])*[.N193]*[.P193];[.L193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3]/([.E193]*0.5))*[.G193]" office:value-type="float" office:value="13.630643253551" calcext:value-type="float">
            <text:p>13.63</text:p>
          </table:table-cell>
          <table:table-cell table:style-name="ce242" table:formula="of:=[.O193]/[.F193]" office:value-type="float" office:value="0.584647688571429" calcext:value-type="float">
            <text:p>0.58</text:p>
          </table:table-cell>
          <table:table-cell table:style-name="ce247" table:formula="of:=([.S193]*1000)/[.T193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4]/[.G19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4]/2.5)*0.7457" office:value-type="float" office:value="523.4814" calcext:value-type="float">
            <text:p>523</text:p>
          </table:table-cell>
          <table:table-cell table:style-name="ce78" table:formula="of:=MIN(([.G194]*[.O194])*[.N194]*[.P194];[.L19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6.1775454531765" calcext:value-type="float">
            <text:p>16.18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5]/[.G19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5]/2.5)*0.7457" office:value-type="float" office:value="343.022" calcext:value-type="float">
            <text:p>343</text:p>
          </table:table-cell>
          <table:table-cell table:style-name="ce78" table:formula="of:=MIN(([.G195]*[.O195])*[.N195]*[.P195];[.L19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3.8664675312941" calcext:value-type="float">
            <text:p>13.87</text:p>
          </table:table-cell>
          <table:table-cell table:style-name="ce242" table:formula="of:=[.O195]/[.F195]" office:value-type="float" office:value="0.770359307294118" calcext:value-type="float">
            <text:p>0.7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6]/[.G19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6]/2.5)*0.7457" office:value-type="float" office:value="432.506" calcext:value-type="float">
            <text:p>433</text:p>
          </table:table-cell>
          <table:table-cell table:style-name="ce78" table:formula="of:=MIN(([.G196]*[.O196])*[.N196]*[.P196];[.L19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9.68374199661972" calcext:value-type="float">
            <text:p>9.68</text:p>
          </table:table-cell>
          <table:table-cell table:style-name="ce242" table:formula="of:=[.O196]/[.F196]" office:value-type="float" office:value="0.461130571267606" calcext:value-type="float">
            <text:p>0.4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7]/[.G19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7]/2.5)*0.7457" office:value-type="float" office:value="354.9532" calcext:value-type="float">
            <text:p>355</text:p>
          </table:table-cell>
          <table:table-cell table:style-name="ce78" table:formula="of:=MIN(([.G197]*[.O197])*[.N197]*[.P197];[.L19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1.8181818181818" calcext:value-type="float">
            <text:p>11.82</text:p>
          </table:table-cell>
          <table:table-cell table:style-name="ce242" table:formula="of:=[.O197]/[.F197]" office:value-type="float" office:value="0.590909090909091" calcext:value-type="float">
            <text:p>0.5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8]/[.G19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8]/2.5)*0.7457" office:value-type="float" office:value="512.981944" calcext:value-type="float">
            <text:p>513</text:p>
          </table:table-cell>
          <table:table-cell table:style-name="ce78" table:formula="of:=MIN(([.G198]*[.O198])*[.N198]*[.P198];[.L19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1931034482759" calcext:value-type="float">
            <text:p>12.19</text:p>
          </table:table-cell>
          <table:table-cell table:style-name="ce242" table:formula="of:=[.O198]/[.F198]" office:value-type="float" office:value="0.468965517241379" calcext:value-type="float">
            <text:p>0.4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9]/[.G19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9]/[.N199])/([.G199]*[.O19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9]/([.E199]*0.5))*[.G199]" office:value-type="float" office:value="9.064" calcext:value-type="float">
            <text:p>9.06</text:p>
          </table:table-cell>
          <table:table-cell table:style-name="ce241" table:formula="of:=[.O199]/[.F199]" office:value-type="float" office:value="0.44" calcext:value-type="float">
            <text:p>0.44</text:p>
          </table:table-cell>
          <table:table-cell table:style-name="ce246" table:formula="of:=([.S199]*1000)/[.T19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0]/[.G20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0]/2.5)*0.7457" office:value-type="float" office:value="739.7344" calcext:value-type="float">
            <text:p>740</text:p>
          </table:table-cell>
          <table:table-cell table:style-name="ce78" table:formula="of:=MIN(([.G200]*[.O200])*[.N200]*[.P200];[.L20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2.6066666666667" calcext:value-type="float">
            <text:p>12.61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5236559573333" calcext:value-type="float">
            <text:p>11.52</text:p>
          </table:table-cell>
          <table:table-cell table:style-name="ce242" table:formula="of:=[.O201]/[.F201]" office:value-type="float" office:value="0.423352533333333" calcext:value-type="float">
            <text:p>0.42</text:p>
          </table:table-cell>
          <table:table-cell table:style-name="ce247" table:formula="of:=([.S201]*1000)/[.T20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2]/[.G20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2]/2.5)*0.7457" office:value-type="float" office:value="355.84804" calcext:value-type="float">
            <text:p>356</text:p>
          </table:table-cell>
          <table:table-cell table:style-name="ce78" table:formula="of:=MIN(([.G202]*[.O202])*[.N202]*[.P202];[.L20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2.065" calcext:value-type="float">
            <text:p>12.07</text:p>
          </table:table-cell>
          <table:table-cell table:style-name="ce242" table:formula="of:=[.O202]/[.F202]" office:value-type="float" office:value="0.635" calcext:value-type="float">
            <text:p>0.64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3]/[.G20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3]/2.5)*0.7457" office:value-type="float" office:value="311.7026" calcext:value-type="float">
            <text:p>312</text:p>
          </table:table-cell>
          <table:table-cell table:style-name="ce78" table:formula="of:=MIN(([.G203]*[.O203])*[.N203]*[.P203];[.L20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7853770778947" calcext:value-type="float">
            <text:p>13.79</text:p>
          </table:table-cell>
          <table:table-cell table:style-name="ce242" table:formula="of:=[.O203]/[.F203]" office:value-type="float" office:value="0.689268853894737" calcext:value-type="float">
            <text:p>0.6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4]/[.G20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4]/2.5)*0.7457" office:value-type="float" office:value="426.510572" calcext:value-type="float">
            <text:p>427</text:p>
          </table:table-cell>
          <table:table-cell table:style-name="ce78" table:formula="of:=MIN(([.G204]*[.O204])*[.N204]*[.P204];[.L20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8111307034483" calcext:value-type="float">
            <text:p>10.81</text:p>
          </table:table-cell>
          <table:table-cell table:style-name="ce242" table:formula="of:=[.O204]/[.F204]" office:value-type="float" office:value="0.500515310344828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5]/[.G20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5]/2.5)*0.7457" office:value-type="float" office:value="298.28" calcext:value-type="float">
            <text:p>298</text:p>
          </table:table-cell>
          <table:table-cell table:style-name="ce78" table:formula="of:=MIN(([.G205]*[.O205])*[.N205]*[.P205];[.L20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1.5553896094118" calcext:value-type="float">
            <text:p>11.56</text:p>
          </table:table-cell>
          <table:table-cell table:style-name="ce242" table:formula="of:=[.O205]/[.F205]" office:value-type="float" office:value="0.770359307294118" calcext:value-type="float">
            <text:p>0.7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6]/[.G20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6]/2.5)*0.7457" office:value-type="float" office:value="462.334" calcext:value-type="float">
            <text:p>462</text:p>
          </table:table-cell>
          <table:table-cell table:style-name="ce78" table:formula="of:=MIN(([.G206]*[.O206])*[.N206]*[.P206];[.L20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" calcext:value-type="float">
            <text:p>12.00</text:p>
          </table:table-cell>
          <table:table-cell table:style-name="ce242" table:formula="of:=[.O206]/[.F206]" office:value-type="float" office:value="0.5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7]/[.G20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7]/2.5)*0.7457" office:value-type="float" office:value="398.2038" calcext:value-type="float">
            <text:p>398</text:p>
          </table:table-cell>
          <table:table-cell table:style-name="ce78" table:formula="of:=MIN(([.G207]*[.O207])*[.N207]*[.P207];[.L20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448275862069" calcext:value-type="float">
            <text:p>13.45</text:p>
          </table:table-cell>
          <table:table-cell table:style-name="ce242" table:formula="of:=[.O207]/[.F207]" office:value-type="float" office:value="0.560344827586207" calcext:value-type="float">
            <text:p>0.56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8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8]/[.G208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8]/2.5)*0.7457" office:value-type="float" office:value="223.71" calcext:value-type="float">
            <text:p>224</text:p>
          </table:table-cell>
          <table:table-cell table:style-name="ce78" table:formula="of:=MIN(([.G208]*[.O208])*[.N208]*[.P208];[.L208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1.3132183908046" calcext:value-type="float">
            <text:p>11.31</text:p>
          </table:table-cell>
          <table:table-cell table:style-name="ce242" table:formula="of:=[.O208]/[.F208]" office:value-type="float" office:value="0.729885057471264" calcext:value-type="float">
            <text:p>0.73</text:p>
          </table:table-cell>
          <table:table-cell table:style-name="ce247" table:formula="of:=([.S208]*1000)/[.T208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9]/[.G20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9]/2.5)*0.7457" office:value-type="float" office:value="223.71" calcext:value-type="float">
            <text:p>224</text:p>
          </table:table-cell>
          <table:table-cell table:style-name="ce78" table:formula="of:=MIN(([.G209]*[.O209])*[.N209]*[.P209];[.L20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9]/([.E209]*0.5))*[.G209]" office:value-type="float" office:value="7.05222222222222" calcext:value-type="float">
            <text:p>7.05</text:p>
          </table:table-cell>
          <table:table-cell table:style-name="ce242" table:formula="of:=[.O209]/[.F209]" office:value-type="float" office:value="0.458333333333333" calcext:value-type="float">
            <text:p>0.46</text:p>
          </table:table-cell>
          <table:table-cell table:style-name="ce247" table:formula="of:=([.S209]*1000)/[.T20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0]/[.G21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9.1002551288889" calcext:value-type="float">
            <text:p>19.10</text:p>
          </table:table-cell>
          <table:table-cell table:style-name="ce242" table:formula="of:=[.O210]/[.F210]" office:value-type="float" office:value="0.705587555555556" calcext:value-type="float">
            <text:p>0.71</text:p>
          </table:table-cell>
          <table:table-cell table:style-name="ce247" table:formula="of:=([.S210]*1000)/[.T21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1]/[.G21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1]/2.5)*0.7457" office:value-type="float" office:value="441.4544" calcext:value-type="float">
            <text:p>441</text:p>
          </table:table-cell>
          <table:table-cell table:style-name="ce78" table:formula="of:=MIN(([.G211]*[.O211])*[.N211]*[.P211];[.L21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4724840228571" calcext:value-type="float">
            <text:p>12.47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2]/[.G21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2]/[.N212])/([.G212]*[.O21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2]/([.E212]*0.5))*[.G212]" office:value-type="float" office:value="10.3972602739726" calcext:value-type="float">
            <text:p>10.40</text:p>
          </table:table-cell>
          <table:table-cell table:style-name="ce241" table:formula="of:=[.O212]/[.F212]" office:value-type="float" office:value="0.472602739726027" calcext:value-type="float">
            <text:p>0.47</text:p>
          </table:table-cell>
          <table:table-cell table:style-name="ce246" table:formula="of:=([.S212]*1000)/[.T21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3]/[.G21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3]/2.5)*0.7457" office:value-type="float" office:value="361.21708" calcext:value-type="float">
            <text:p>361</text:p>
          </table:table-cell>
          <table:table-cell table:style-name="ce78" table:formula="of:=MIN(([.G213]*[.O213])*[.N213]*[.P213];[.L21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3.7102272727273" calcext:value-type="float">
            <text:p>13.71</text:p>
          </table:table-cell>
          <table:table-cell table:style-name="ce242" table:formula="of:=[.O213]/[.F213]" office:value-type="float" office:value="0.721590909090909" calcext:value-type="float">
            <text:p>0.72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4]/[.G21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4]/2.5)*0.7457" office:value-type="float" office:value="462.334" calcext:value-type="float">
            <text:p>462</text:p>
          </table:table-cell>
          <table:table-cell table:style-name="ce78" table:formula="of:=MIN(([.G214]*[.O214])*[.N214]*[.P214];[.L21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0.9090909090909" calcext:value-type="float">
            <text:p>10.91</text:p>
          </table:table-cell>
          <table:table-cell table:style-name="ce242" table:formula="of:=[.O214]/[.F214]" office:value-type="float" office:value="0.454545454545455" calcext:value-type="float">
            <text:p>0.45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5]/[.G21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5]/2.5)*0.7457" office:value-type="float" office:value="706.9236" calcext:value-type="float">
            <text:p>707</text:p>
          </table:table-cell>
          <table:table-cell table:style-name="ce78" table:formula="of:=MIN(([.G215]*[.O215])*[.N215]*[.P215];[.L21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5]*[.F215]/[.G21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5]/[.F215]" office:value-type="float" office:value="0.361227794657259" calcext:value-type="float">
            <text:p>0.36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6]/[.G21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6]/2.5)*0.7457" office:value-type="float" office:value="608.4912" calcext:value-type="float">
            <text:p>608</text:p>
          </table:table-cell>
          <table:table-cell table:style-name="ce78" table:formula="of:=MIN(([.G216]*[.O216])*[.N216]*[.P216];[.L21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2377622377622" calcext:value-type="float">
            <text:p>12.24</text:p>
          </table:table-cell>
          <table:table-cell table:style-name="ce242" table:formula="of:=[.O216]/[.F216]" office:value-type="float" office:value="0.48951048951049" calcext:value-type="float">
            <text:p>0.49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7]/[.G21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7]/2.5)*0.7457" office:value-type="float" office:value="439.36644" calcext:value-type="float">
            <text:p>439</text:p>
          </table:table-cell>
          <table:table-cell table:style-name="ce78" table:formula="of:=MIN(([.G217]*[.O217])*[.N217]*[.P217];[.L21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3.5144827586207" calcext:value-type="float">
            <text:p>13.51</text:p>
          </table:table-cell>
          <table:table-cell table:style-name="ce242" table:formula="of:=[.O217]/[.F217]" office:value-type="float" office:value="0.475862068965517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8]/[.G21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8]/2.5)*0.7457" office:value-type="float" office:value="596.56" calcext:value-type="float">
            <text:p>597</text:p>
          </table:table-cell>
          <table:table-cell table:style-name="ce78" table:formula="of:=MIN(([.G218]*[.O218])*[.N218]*[.P218];[.L21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004765872" calcext:value-type="float">
            <text:p>12.00</text:p>
          </table:table-cell>
          <table:table-cell table:style-name="ce242" table:formula="of:=[.O218]/[.F218]" office:value-type="float" office:value="0.545671176" calcext:value-type="float">
            <text:p>0.5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9]/[.G21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9]/2.5)*0.7457" office:value-type="float" office:value="592.026144" calcext:value-type="float">
            <text:p>592</text:p>
          </table:table-cell>
          <table:table-cell table:style-name="ce78" table:formula="of:=MIN(([.G219]*[.O219])*[.N219]*[.P219];[.L21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7.5" calcext:value-type="float">
            <text:p>17.50</text:p>
          </table:table-cell>
          <table:table-cell table:style-name="ce242" table:formula="of:=[.O219]/[.F219]" office:value-type="float" office:value="0.7" calcext:value-type="float">
            <text:p>0.70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0]/[.G22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542.8696" calcext:value-type="float">
            <text:p>543</text:p>
          </table:table-cell>
          <table:table-cell table:style-name="ce78" table:formula="of:=MIN(([.G220]*[.O220])*[.N220]*[.P220];[.L22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8217135754971" calcext:value-type="float">
            <text:p>12.82</text:p>
          </table:table-cell>
          <table:table-cell table:style-name="ce242" table:formula="of:=[.O220]/[.F220]" office:value-type="float" office:value="0.623624201142857" calcext:value-type="float">
            <text:p>0.62</text:p>
          </table:table-cell>
          <table:table-cell table:style-name="ce247" table:formula="of:=([.S220]*1000)/[.T22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1]/[.G22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1]/2.5)*0.7457" office:value-type="float" office:value="324.1587728" calcext:value-type="float">
            <text:p>324</text:p>
          </table:table-cell>
          <table:table-cell table:style-name="ce78" table:formula="of:=MIN(([.G221]*[.O221])*[.N221]*[.P221];[.L22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1]/([.E221]*0.5))*[.G221]" office:value-type="float" office:value="11.2059482741443" calcext:value-type="float">
            <text:p>11.21</text:p>
          </table:table-cell>
          <table:table-cell table:style-name="ce242" table:formula="of:=[.O221]/[.F221]" office:value-type="float" office:value="0.675057124948454" calcext:value-type="float">
            <text:p>0.68</text:p>
          </table:table-cell>
          <table:table-cell table:style-name="ce247" table:formula="of:=([.S221]*1000)/[.T22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2]/[.G22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2]/2.5)*0.7457" office:value-type="float" office:value="639.8106" calcext:value-type="float">
            <text:p>640</text:p>
          </table:table-cell>
          <table:table-cell table:style-name="ce78" table:formula="of:=MIN(([.G222]*[.O222])*[.N222]*[.P222];[.L22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2.3397333333333" calcext:value-type="float">
            <text:p>12.34</text:p>
          </table:table-cell>
          <table:table-cell table:style-name="ce242" table:formula="of:=[.O222]/[.F222]" office:value-type="float" office:value="0.453333333333333" calcext:value-type="float">
            <text:p>0.45</text:p>
          </table:table-cell>
          <table:table-cell table:style-name="ce247" table:formula="of:=([.S222]*1000)/[.T22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3]/[.G22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3]/2.5)*0.7457" office:value-type="float" office:value="397.01068" calcext:value-type="float">
            <text:p>397</text:p>
          </table:table-cell>
          <table:table-cell table:style-name="ce78" table:formula="of:=MIN(([.G223]*[.O223])*[.N223]*[.P223];[.L22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3]/([.E223]*0.5))*[.G223]" office:value-type="float" office:value="16.3058823529412" calcext:value-type="float">
            <text:p>16.31</text:p>
          </table:table-cell>
          <table:table-cell table:style-name="ce242" table:formula="of:=[.O223]/[.F223]" office:value-type="float" office:value="0.776470588235294" calcext:value-type="float">
            <text:p>0.78</text:p>
          </table:table-cell>
          <table:table-cell table:style-name="ce247" table:formula="of:=([.S223]*1000)/[.T22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4]/[.G22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4]/2.5)*0.7457" office:value-type="float" office:value="384.7812" calcext:value-type="float">
            <text:p>385</text:p>
          </table:table-cell>
          <table:table-cell table:style-name="ce78" table:formula="of:=MIN(([.G224]*[.O224])*[.N224]*[.P224];[.L22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9.14056606060606" calcext:value-type="float">
            <text:p>9.14</text:p>
          </table:table-cell>
          <table:table-cell table:style-name="ce242" table:formula="of:=[.O224]/[.F224]" office:value-type="float" office:value="0.481082424242424" calcext:value-type="float">
            <text:p>0.4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5]/[.G22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5]/2.5)*0.7457" office:value-type="float" office:value="317.6682" calcext:value-type="float">
            <text:p>318</text:p>
          </table:table-cell>
          <table:table-cell table:style-name="ce78" table:formula="of:=MIN(([.G225]*[.O225])*[.N225]*[.P225];[.L22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1.9534832941176" calcext:value-type="float">
            <text:p>11.95</text:p>
          </table:table-cell>
          <table:table-cell table:style-name="ce242" table:formula="of:=[.O225]/[.F225]" office:value-type="float" office:value="0.747092705882353" calcext:value-type="float">
            <text:p>0.7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6]/[.G22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6]/2.5)*0.7457" office:value-type="float" office:value="371.65688" calcext:value-type="float">
            <text:p>372</text:p>
          </table:table-cell>
          <table:table-cell table:style-name="ce78" table:formula="of:=MIN(([.G226]*[.O226])*[.N226]*[.P226];[.L22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6]*[.F226]/[.G22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6]/[.F226]" office:value-type="float" office:value="0.342556737760417" calcext:value-type="float">
            <text:p>0.34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7]/[.G22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7]/2.5)*0.7457" office:value-type="float" office:value="432.506" calcext:value-type="float">
            <text:p>433</text:p>
          </table:table-cell>
          <table:table-cell table:style-name="ce78" table:formula="of:=MIN(([.G227]*[.O227])*[.N227]*[.P227];[.L22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0.4222222222222" calcext:value-type="float">
            <text:p>10.42</text:p>
          </table:table-cell>
          <table:table-cell table:style-name="ce242" table:formula="of:=[.O227]/[.F227]" office:value-type="float" office:value="0.496296296296296" calcext:value-type="float">
            <text:p>0.50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8]/[.G22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8]/2.5)*0.7457" office:value-type="float" office:value="387.764" calcext:value-type="float">
            <text:p>388</text:p>
          </table:table-cell>
          <table:table-cell table:style-name="ce78" table:formula="of:=MIN(([.G228]*[.O228])*[.N228]*[.P228];[.L22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2.4413028128" calcext:value-type="float">
            <text:p>12.44</text:p>
          </table:table-cell>
          <table:table-cell table:style-name="ce242" table:formula="of:=[.O228]/[.F228]" office:value-type="float" office:value="0.6548054112" calcext:value-type="float">
            <text:p>0.6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4.7548235294118" calcext:value-type="float">
            <text:p>14.75</text:p>
          </table:table-cell>
          <table:table-cell table:style-name="ce242" table:formula="of:=[.O229]/[.F229]" office:value-type="float" office:value="0.554545454545455" calcext:value-type="float">
            <text:p>0.55</text:p>
          </table:table-cell>
          <table:table-cell table:style-name="ce247" table:formula="of:=([.S229]*1000)/[.T22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0]/[.G23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0]/2.5)*0.7457" office:value-type="float" office:value="187.31984" calcext:value-type="float">
            <text:p>187</text:p>
          </table:table-cell>
          <table:table-cell table:style-name="ce78" table:formula="of:=MIN(([.G230]*[.O230])*[.N230]*[.P230];[.L23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2.3333333333333" calcext:value-type="float">
            <text:p>12.3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1]/[.G23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1]/2.5)*0.7457" office:value-type="float" office:value="334.0736" calcext:value-type="float">
            <text:p>334</text:p>
          </table:table-cell>
          <table:table-cell table:style-name="ce78" table:formula="of:=MIN(([.G231]*[.O231])*[.N231]*[.P231];[.L23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1]/([.E231]*0.5))*[.G231]" office:value-type="float" office:value="10.0739294030769" calcext:value-type="float">
            <text:p>10.07</text:p>
          </table:table-cell>
          <table:table-cell table:style-name="ce242" table:formula="of:=[.O231]/[.F231]" office:value-type="float" office:value="0.503696470153846" calcext:value-type="float">
            <text:p>0.50</text:p>
          </table:table-cell>
          <table:table-cell table:style-name="ce247" table:formula="of:=([.S231]*1000)/[.T23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2]/[.G23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2]/2.5)*0.7457" office:value-type="float" office:value="639.8106" calcext:value-type="float">
            <text:p>640</text:p>
          </table:table-cell>
          <table:table-cell table:style-name="ce78" table:formula="of:=MIN(([.G232]*[.O232])*[.N232]*[.P232];[.L23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2]/([.E232]*0.5))*[.G232]" office:value-type="float" office:value="18.3474444444444" calcext:value-type="float">
            <text:p>18.35</text:p>
          </table:table-cell>
          <table:table-cell table:style-name="ce242" table:formula="of:=[.O232]/[.F232]" office:value-type="float" office:value="0.677777777777778" calcext:value-type="float">
            <text:p>0.68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3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3]/[.G233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3]/2.5)*0.7457" office:value-type="float" office:value="296.7886" calcext:value-type="float">
            <text:p>297</text:p>
          </table:table-cell>
          <table:table-cell table:style-name="ce78" table:formula="of:=MIN(([.G233]*[.O233])*[.N233]*[.P233];[.L233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3]/([.E233]*0.5))*[.G233]" office:value-type="float" office:value="11.3242818172235" calcext:value-type="float">
            <text:p>11.32</text:p>
          </table:table-cell>
          <table:table-cell table:style-name="ce242" table:formula="of:=[.O233]/[.F233]" office:value-type="float" office:value="0.770359307294118" calcext:value-type="float">
            <text:p>0.77</text:p>
          </table:table-cell>
          <table:table-cell table:style-name="ce247" table:formula="of:=([.S233]*1000)/[.T233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4]/[.G2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4]/2.5)*0.7457" office:value-type="float" office:value="755.54324" calcext:value-type="float">
            <text:p>756</text:p>
          </table:table-cell>
          <table:table-cell table:style-name="ce78" table:formula="of:=MIN(([.G234]*[.O234])*[.N234]*[.P234];[.L23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4]/([.E234]*0.5))*[.G234]" office:value-type="float" office:value="12.4" calcext:value-type="float">
            <text:p>12.40</text:p>
          </table:table-cell>
          <table:table-cell table:style-name="ce242" table:formula="of:=[.O234]/[.F234]" office:value-type="float" office:value="0.4" calcext:value-type="float">
            <text:p>0.40</text:p>
          </table:table-cell>
          <table:table-cell table:style-name="ce247" table:formula="of:=([.S234]*1000)/[.T23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5]/[.G23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5]/2.5)*0.7457" office:value-type="float" office:value="442.9458" calcext:value-type="float">
            <text:p>443</text:p>
          </table:table-cell>
          <table:table-cell table:style-name="ce78" table:formula="of:=MIN(([.G235]*[.O235])*[.N235]*[.P235];[.L23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5]/([.E235]*0.5))*[.G235]" office:value-type="float" office:value="10.1042253521127" calcext:value-type="float">
            <text:p>10.10</text:p>
          </table:table-cell>
          <table:table-cell table:style-name="ce242" table:formula="of:=[.O235]/[.F235]" office:value-type="float" office:value="0.47887323943662" calcext:value-type="float">
            <text:p>0.48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6]/[.G23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6]/2.5)*0.7457" office:value-type="float" office:value="548.8352" calcext:value-type="float">
            <text:p>549</text:p>
          </table:table-cell>
          <table:table-cell table:style-name="ce78" table:formula="of:=MIN(([.G236]*[.O236])*[.N236]*[.P236];[.L23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6]/([.E236]*0.5))*[.G236]" office:value-type="float" office:value="11.0694666666667" calcext:value-type="float">
            <text:p>11.07</text:p>
          </table:table-cell>
          <table:table-cell table:style-name="ce242" table:formula="of:=[.O236]/[.F236]" office:value-type="float" office:value="0.406666666666667" calcext:value-type="float">
            <text:p>0.41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7]/[.G23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7]/2.5)*0.7457" office:value-type="float" office:value="639.8106" calcext:value-type="float">
            <text:p>640</text:p>
          </table:table-cell>
          <table:table-cell table:style-name="ce78" table:formula="of:=MIN(([.G237]*[.O237])*[.N237]*[.P237];[.L23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11.0694666666667" calcext:value-type="float">
            <text:p>11.07</text:p>
          </table:table-cell>
          <table:table-cell table:style-name="ce242" table:formula="of:=[.O237]/[.F237]" office:value-type="float" office:value="0.406666666666667" calcext:value-type="float">
            <text:p>0.41</text:p>
          </table:table-cell>
          <table:table-cell table:style-name="ce247" table:formula="of:=([.S237]*1000)/[.T23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8]/[.G23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8]/2.5)*0.7457" office:value-type="float" office:value="459.3512" calcext:value-type="float">
            <text:p>459</text:p>
          </table:table-cell>
          <table:table-cell table:style-name="ce78" table:formula="of:=MIN(([.G238]*[.O238])*[.N238]*[.P238];[.L23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8]/([.E238]*0.5))*[.G238]" office:value-type="float" office:value="9.27891156462585" calcext:value-type="float">
            <text:p>9.28</text:p>
          </table:table-cell>
          <table:table-cell table:style-name="ce242" table:formula="of:=[.O238]/[.F238]" office:value-type="float" office:value="0.421768707482993" calcext:value-type="float">
            <text:p>0.42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9]/[.G23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9]/2.5)*0.7457" office:value-type="float" office:value="158.98324" calcext:value-type="float">
            <text:p>159</text:p>
          </table:table-cell>
          <table:table-cell table:style-name="ce78" table:formula="of:=MIN(([.G239]*[.O239])*[.N239]*[.P239];[.L23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9]/([.E239]*0.5))*[.G239]" office:value-type="float" office:value="9.33333333333333" calcext:value-type="float">
            <text:p>9.33</text:p>
          </table:table-cell>
          <table:table-cell table:style-name="ce242" table:formula="of:=[.O239]/[.F239]" office:value-type="float" office:value="0.833333333333333" calcext:value-type="float">
            <text:p>0.83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3]/2" office:value-type="float" office:value="665.5" calcext:value-type="float">
            <text:p>665.5</text:p>
          </table:table-cell>
          <table:table-cell table:style-name="ce48" table:formula="of:=[.H240]/[.G24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0]/2.5)*0.7457" office:value-type="float" office:value="198.50534" calcext:value-type="float">
            <text:p>199</text:p>
          </table:table-cell>
          <table:table-cell table:style-name="ce78" table:formula="of:=MIN(([.G240]*[.O240])*[.N240]*[.P240];[.L24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0]/([.E240]*0.5))*[.G240]" office:value-type="float" office:value="4.53333333333333" calcext:value-type="float">
            <text:p>4.53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1]/[.G24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473.07208" calcext:value-type="float">
            <text:p>473</text:p>
          </table:table-cell>
          <table:table-cell table:style-name="ce78" table:formula="of:=MIN(([.G241]*[.O241])*[.N241]*[.P241];[.L24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1]/([.E241]*0.5))*[.G241]" office:value-type="float" office:value="11.7307692307692" calcext:value-type="float">
            <text:p>11.73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2]/[.G24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2]/2.5)*0.7457" office:value-type="float" office:value="397.75638" calcext:value-type="float">
            <text:p>398</text:p>
          </table:table-cell>
          <table:table-cell table:style-name="ce78" table:formula="of:=MIN(([.G242]*[.O242])*[.N242]*[.P242];[.L24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2]/([.E242]*0.5))*[.G242]" office:value-type="float" office:value="11.2146153846154" calcext:value-type="float">
            <text:p>11.21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3]/[.G24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3]/2.5)*0.7457" office:value-type="float" office:value="440.9652208" calcext:value-type="float">
            <text:p>441</text:p>
          </table:table-cell>
          <table:table-cell table:style-name="ce78" table:formula="of:=MIN(([.G243]*[.O243])*[.N243]*[.P243];[.L24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3.9351111111111" calcext:value-type="float">
            <text:p>13.94</text:p>
          </table:table-cell>
          <table:table-cell table:style-name="ce242" table:formula="of:=[.O243]/[.F243]" office:value-type="float" office:value="0.677777777777778" calcext:value-type="float">
            <text:p>0.68</text:p>
          </table:table-cell>
          <table:table-cell table:style-name="ce247" table:formula="of:=([.S243]*1000)/[.T24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4]/[.G24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4]/2.5)*0.7457" office:value-type="float" office:value="377.3242" calcext:value-type="float">
            <text:p>377</text:p>
          </table:table-cell>
          <table:table-cell table:style-name="ce78" table:formula="of:=MIN(([.G244]*[.O244])*[.N244]*[.P244];[.L24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9.79842519685039" calcext:value-type="float">
            <text:p>9.80</text:p>
          </table:table-cell>
          <table:table-cell table:style-name="ce242" table:formula="of:=[.O244]/[.F244]" office:value-type="float" office:value="0.480314960629921" calcext:value-type="float">
            <text:p>0.48</text:p>
          </table:table-cell>
          <table:table-cell table:style-name="ce247" table:formula="of:=([.S244]*1000)/[.T24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5]/[.G24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5]/2.5)*0.7457" office:value-type="float" office:value="542.8696" calcext:value-type="float">
            <text:p>543</text:p>
          </table:table-cell>
          <table:table-cell table:style-name="ce78" table:formula="of:=MIN(([.G245]*[.O245])*[.N245]*[.P245];[.L24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7.69066666666667" calcext:value-type="float">
            <text:p>7.69</text:p>
          </table:table-cell>
          <table:table-cell table:style-name="ce242" table:formula="of:=[.O245]/[.F245]" office:value-type="float" office:value="0.373333333333333" calcext:value-type="float">
            <text:p>0.37</text:p>
          </table:table-cell>
          <table:table-cell table:style-name="ce247" table:formula="of:=([.S245]*1000)/[.T24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6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6]/[.G246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6]/2.5)*0.7457" office:value-type="float" office:value="292.61268" calcext:value-type="float">
            <text:p>293</text:p>
          </table:table-cell>
          <table:table-cell table:style-name="ce78" table:formula="of:=MIN(([.G246]*[.O246])*[.N246]*[.P246];[.L246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6]/([.E246]*0.5))*[.G246]" office:value-type="float" office:value="9.56360534778947" calcext:value-type="float">
            <text:p>9.56</text:p>
          </table:table-cell>
          <table:table-cell table:style-name="ce242" table:formula="of:=[.O246]/[.F246]" office:value-type="float" office:value="0.861586067368421" calcext:value-type="float">
            <text:p>0.86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7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7]/[.G247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7]/2.5)*0.7457" office:value-type="float" office:value="421.46964" calcext:value-type="float">
            <text:p>421</text:p>
          </table:table-cell>
          <table:table-cell table:style-name="ce78" table:formula="of:=MIN(([.G247]*[.O247])*[.N247]*[.P247];[.L247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7]/([.E247]*0.5))*[.G247]" office:value-type="float" office:value="11.8017254344186" calcext:value-type="float">
            <text:p>11.80</text:p>
          </table:table-cell>
          <table:table-cell table:style-name="ce242" table:formula="of:=[.O247]/[.F247]" office:value-type="float" office:value="0.761401640930233" calcext:value-type="float">
            <text:p>0.76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8]/[.G24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8]/2.5)*0.7457" office:value-type="float" office:value="611.474" calcext:value-type="float">
            <text:p>611</text:p>
          </table:table-cell>
          <table:table-cell table:style-name="ce78" table:formula="of:=MIN(([.G248]*[.O248])*[.N248]*[.P248];[.L24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8]/([.E248]*0.5))*[.G248]" office:value-type="float" office:value="11.1972" calcext:value-type="float">
            <text:p>11.20</text:p>
          </table:table-cell>
          <table:table-cell table:style-name="ce242" table:formula="of:=[.O248]/[.F248]" office:value-type="float" office:value="0.3612" calcext:value-type="float">
            <text:p>0.3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9]/[.G24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9]/2.5)*0.7457" office:value-type="float" office:value="469.791" calcext:value-type="float">
            <text:p>470</text:p>
          </table:table-cell>
          <table:table-cell table:style-name="ce78" table:formula="of:=MIN(([.G249]*[.O249])*[.N249]*[.P249];[.L24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9]/[.F249]" office:value-type="float" office:value="0.589670081" calcext:value-type="float">
            <text:p>0.59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0]/[.G25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0]/2.5)*0.7457" office:value-type="float" office:value="336.75812" calcext:value-type="float">
            <text:p>337</text:p>
          </table:table-cell>
          <table:table-cell table:style-name="ce78" table:formula="of:=MIN(([.G250]*[.O250])*[.N250]*[.P250];[.L25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0]/([.E250]*0.5))*[.G250]" office:value-type="float" office:value="8.91538461538462" calcext:value-type="float">
            <text:p>8.92</text:p>
          </table:table-cell>
          <table:table-cell table:style-name="ce242" table:formula="of:=[.O250]/[.F250]" office:value-type="float" office:value="0.469230769230769" calcext:value-type="float">
            <text:p>0.47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1]/[.G25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1]/2.5)*0.7457" office:value-type="float" office:value="145.85892" calcext:value-type="float">
            <text:p>146</text:p>
          </table:table-cell>
          <table:table-cell table:style-name="ce78" table:formula="of:=MIN(([.G251]*[.O251])*[.N251]*[.P251];[.L25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1]/([.E251]*0.5))*[.G251]" office:value-type="float" office:value="7.47091764705882" calcext:value-type="float">
            <text:p>7.47</text:p>
          </table:table-cell>
          <table:table-cell table:style-name="ce242" table:formula="of:=[.O251]/[.F251]" office:value-type="float" office:value="0.747091764705882" calcext:value-type="float">
            <text:p>0.75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2]/[.G25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2]/2.5)*0.7457" office:value-type="float" office:value="346.0048" calcext:value-type="float">
            <text:p>346</text:p>
          </table:table-cell>
          <table:table-cell table:style-name="ce78" table:formula="of:=MIN(([.G252]*[.O252])*[.N252]*[.P252];[.L25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4842105263158" calcext:value-type="float">
            <text:p>13.48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7" table:formula="of:=([.S252]*1000)/[.T25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3]/[.G25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3]/2.5)*0.7457" office:value-type="float" office:value="656.216" calcext:value-type="float">
            <text:p>656</text:p>
          </table:table-cell>
          <table:table-cell table:style-name="ce78" table:formula="of:=MIN(([.G253]*[.O253])*[.N253]*[.P253];[.L25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4.5384615384615" calcext:value-type="float">
            <text:p>14.54</text:p>
          </table:table-cell>
          <table:table-cell table:style-name="ce242" table:formula="of:=[.O253]/[.F253]" office:value-type="float" office:value="0.461538461538462" calcext:value-type="float">
            <text:p>0.46</text:p>
          </table:table-cell>
          <table:table-cell table:style-name="ce247" table:formula="of:=([.S253]*1000)/[.T25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4]/[.G25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4]/2.5)*0.7457" office:value-type="float" office:value="340.93404" calcext:value-type="float">
            <text:p>341</text:p>
          </table:table-cell>
          <table:table-cell table:style-name="ce78" table:formula="of:=MIN(([.G254]*[.O254])*[.N254]*[.P254];[.L25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4]/([.E254]*0.5))*[.G254]" office:value-type="float" office:value="8.74333333333333" calcext:value-type="float">
            <text:p>8.74</text:p>
          </table:table-cell>
          <table:table-cell table:style-name="ce242" table:formula="of:=[.O254]/[.F254]" office:value-type="float" office:value="0.508333333333333" calcext:value-type="float">
            <text:p>0.51</text:p>
          </table:table-cell>
          <table:table-cell table:style-name="ce247" table:formula="of:=([.S254]*1000)/[.T25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5]/[.G25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5]/2.5)*0.7457" office:value-type="float" office:value="386.86916" calcext:value-type="float">
            <text:p>387</text:p>
          </table:table-cell>
          <table:table-cell table:style-name="ce78" table:formula="of:=MIN(([.G255]*[.O255])*[.N255]*[.P255];[.L25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5]/([.E255]*0.5))*[.G255]" office:value-type="float" office:value="8.88857142857143" calcext:value-type="float">
            <text:p>8.89</text:p>
          </table:table-cell>
          <table:table-cell table:style-name="ce242" table:formula="of:=[.O255]/[.F255]" office:value-type="float" office:value="0.435714285714286" calcext:value-type="float">
            <text:p>0.44</text:p>
          </table:table-cell>
          <table:table-cell table:style-name="ce247" table:formula="of:=([.S255]*1000)/[.T25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6]/[.G25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6]/2.5)*0.7457" office:value-type="float" office:value="441.4544" calcext:value-type="float">
            <text:p>441</text:p>
          </table:table-cell>
          <table:table-cell table:style-name="ce78" table:formula="of:=MIN(([.G256]*[.O256])*[.N256]*[.P256];[.L25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6]/([.E256]*0.5))*[.G256]" office:value-type="float" office:value="10.537" calcext:value-type="float">
            <text:p>10.54</text:p>
          </table:table-cell>
          <table:table-cell table:style-name="ce242" table:formula="of:=[.O256]/[.F256]" office:value-type="float" office:value="0.5125" calcext:value-type="float">
            <text:p>0.51</text:p>
          </table:table-cell>
          <table:table-cell table:style-name="ce247" table:formula="of:=([.S256]*1000)/[.T25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7]/[.G25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7]/2.5)*0.7457" office:value-type="float" office:value="527.9556" calcext:value-type="float">
            <text:p>528</text:p>
          </table:table-cell>
          <table:table-cell table:style-name="ce78" table:formula="of:=MIN(([.G257]*[.O257])*[.N257]*[.P257];[.L25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7]/([.E257]*0.5))*[.G257]" office:value-type="float" office:value="17.2235294117647" calcext:value-type="float">
            <text:p>17.22</text:p>
          </table:table-cell>
          <table:table-cell table:style-name="ce242" table:formula="of:=[.O257]/[.F257]" office:value-type="float" office:value="0.717647058823529" calcext:value-type="float">
            <text:p>0.72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8]/[.G25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8]/2.5)*0.7457" office:value-type="float" office:value="392.2382" calcext:value-type="float">
            <text:p>392</text:p>
          </table:table-cell>
          <table:table-cell table:style-name="ce78" table:formula="of:=MIN(([.G258]*[.O258])*[.N258]*[.P258];[.L25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8]/([.E258]*0.5))*[.G258]" office:value-type="float" office:value="11.7307692307692" calcext:value-type="float">
            <text:p>11.73</text:p>
          </table:table-cell>
          <table:table-cell table:style-name="ce242" table:formula="of:=[.O258]/[.F258]" office:value-type="float" office:value="0.469230769230769" calcext:value-type="float">
            <text:p>0.47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9]/[.G25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9]/2.5)*0.7457" office:value-type="float" office:value="317.6682" calcext:value-type="float">
            <text:p>318</text:p>
          </table:table-cell>
          <table:table-cell table:style-name="ce78" table:formula="of:=MIN(([.G259]*[.O259])*[.N259]*[.P259];[.L25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9.93103448275862" calcext:value-type="float">
            <text:p>9.93</text:p>
          </table:table-cell>
          <table:table-cell table:style-name="ce242" table:formula="of:=[.O259]/[.F259]" office:value-type="float" office:value="0.413793103448276" calcext:value-type="float">
            <text:p>0.41</text:p>
          </table:table-cell>
          <table:table-cell table:style-name="ce247" table:formula="of:=([.S259]*1000)/[.T25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0]/[.G26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0]/2.5)*0.7457" office:value-type="float" office:value="377.3242" calcext:value-type="float">
            <text:p>377</text:p>
          </table:table-cell>
          <table:table-cell table:style-name="ce78" table:formula="of:=MIN(([.G260]*[.O260])*[.N260]*[.P260];[.L26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7142857142857" calcext:value-type="float">
            <text:p>11.71</text:p>
          </table:table-cell>
          <table:table-cell table:style-name="ce242" table:formula="of:=[.O260]/[.F260]" office:value-type="float" office:value="0.585714285714286" calcext:value-type="float">
            <text:p>0.59</text:p>
          </table:table-cell>
          <table:table-cell table:style-name="ce247" table:formula="of:=([.S260]*1000)/[.T26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1]/[.G26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1]/2.5)*0.7457" office:value-type="float" office:value="441.4544" calcext:value-type="float">
            <text:p>441</text:p>
          </table:table-cell>
          <table:table-cell table:style-name="ce78" table:formula="of:=MIN(([.G261]*[.O261])*[.N261]*[.P261];[.L26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1]/([.E261]*0.5))*[.G261]" office:value-type="float" office:value="12.0422857142857" calcext:value-type="float">
            <text:p>12.04</text:p>
          </table:table-cell>
          <table:table-cell table:style-name="ce242" table:formula="of:=[.O261]/[.F261]" office:value-type="float" office:value="0.585714285714286" calcext:value-type="float">
            <text:p>0.59</text:p>
          </table:table-cell>
          <table:table-cell table:style-name="ce247" table:formula="of:=([.S261]*1000)/[.T26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2]/[.G26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2]/2.5)*0.7457" office:value-type="float" office:value="324.1587728" calcext:value-type="float">
            <text:p>324</text:p>
          </table:table-cell>
          <table:table-cell table:style-name="ce78" table:formula="of:=MIN(([.G262]*[.O262])*[.N262]*[.P262];[.L26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2]/([.E262]*0.5))*[.G262]" office:value-type="float" office:value="10.439175257732" calcext:value-type="float">
            <text:p>10.44</text:p>
          </table:table-cell>
          <table:table-cell table:style-name="ce242" table:formula="of:=[.O262]/[.F262]" office:value-type="float" office:value="0.628865979381443" calcext:value-type="float">
            <text:p>0.63</text:p>
          </table:table-cell>
          <table:table-cell table:style-name="ce247" table:formula="of:=([.S262]*1000)/[.T26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3]/[.G26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3]/2.5)*0.7457" office:value-type="float" office:value="514.533" calcext:value-type="float">
            <text:p>515</text:p>
          </table:table-cell>
          <table:table-cell table:style-name="ce78" table:formula="of:=MIN(([.G263]*[.O263])*[.N263]*[.P263];[.L26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2.027038164898" calcext:value-type="float">
            <text:p>12.03</text:p>
          </table:table-cell>
          <table:table-cell table:style-name="ce242" table:formula="of:=[.O263]/[.F263]" office:value-type="float" office:value="0.445445857959184" calcext:value-type="float">
            <text:p>0.45</text:p>
          </table:table-cell>
          <table:table-cell table:style-name="ce247" table:formula="of:=([.S263]*1000)/[.T26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4]/[.G264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4]/2.5)*0.7457" office:value-type="float" office:value="377.92076" calcext:value-type="float">
            <text:p>378</text:p>
          </table:table-cell>
          <table:table-cell table:style-name="ce78" table:formula="of:=MIN(([.G264]*[.O264])*[.N264]*[.P264];[.L264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4]/([.E264]*0.5))*[.G264]" office:value-type="float" office:value="12.6979591836735" calcext:value-type="float">
            <text:p>12.70</text:p>
          </table:table-cell>
          <table:table-cell table:style-name="ce242" table:formula="of:=[.O264]/[.F264]" office:value-type="float" office:value="0.544642857142857" calcext:value-type="float">
            <text:p>0.54</text:p>
          </table:table-cell>
          <table:table-cell table:style-name="ce247" table:formula="of:=([.S264]*1000)/[.T264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5]/[.G26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5]/2.5)*0.7457" office:value-type="float" office:value="385.97432" calcext:value-type="float">
            <text:p>386</text:p>
          </table:table-cell>
          <table:table-cell table:style-name="ce78" table:formula="of:=MIN(([.G265]*[.O265])*[.N265]*[.P265];[.L26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3.0434782608696" calcext:value-type="float">
            <text:p>13.04</text:p>
          </table:table-cell>
          <table:table-cell table:style-name="ce242" table:formula="of:=[.O265]/[.F265]" office:value-type="float" office:value="0.521739130434783" calcext:value-type="float">
            <text:p>0.52</text:p>
          </table:table-cell>
          <table:table-cell table:style-name="ce247" table:formula="of:=([.S265]*1000)/[.T26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6]/[.G26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6]/2.5)*0.7457" office:value-type="float" office:value="541.3782" calcext:value-type="float">
            <text:p>541</text:p>
          </table:table-cell>
          <table:table-cell table:style-name="ce78" table:formula="of:=MIN(([.G266]*[.O266])*[.N266]*[.P266];[.L26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6]/([.E266]*0.5))*[.G266]" office:value-type="float" office:value="12.8486842105263" calcext:value-type="float">
            <text:p>12.85</text:p>
          </table:table-cell>
          <table:table-cell table:style-name="ce242" table:formula="of:=[.O266]/[.F266]" office:value-type="float" office:value="0.414473684210526" calcext:value-type="float">
            <text:p>0.41</text:p>
          </table:table-cell>
          <table:table-cell table:style-name="ce247" table:formula="of:=([.S266]*1000)/[.T26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7]/[.G26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7]/2.5)*0.7457" office:value-type="float" office:value="394.02788" calcext:value-type="float">
            <text:p>394</text:p>
          </table:table-cell>
          <table:table-cell table:style-name="ce78" table:formula="of:=MIN(([.G267]*[.O267])*[.N267]*[.P267];[.L26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9475862068966" calcext:value-type="float">
            <text:p>11.95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8]/[.G26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8]/2.5)*0.7457" office:value-type="float" office:value="328.108" calcext:value-type="float">
            <text:p>328</text:p>
          </table:table-cell>
          <table:table-cell table:style-name="ce78" table:formula="of:=MIN(([.G268]*[.O268])*[.N268]*[.P268];[.L26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8]/([.E268]*0.5))*[.G268]" office:value-type="float" office:value="12.75" calcext:value-type="float">
            <text:p>12.75</text:p>
          </table:table-cell>
          <table:table-cell table:style-name="ce242" table:formula="of:=[.O268]/[.F268]" office:value-type="float" office:value="0.75" calcext:value-type="float">
            <text:p>0.75</text:p>
          </table:table-cell>
          <table:table-cell table:style-name="ce247" table:formula="of:=([.S268]*1000)/[.T26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9]/[.G26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9]/2.5)*0.7457" office:value-type="float" office:value="503.19836" calcext:value-type="float">
            <text:p>503</text:p>
          </table:table-cell>
          <table:table-cell table:style-name="ce78" table:formula="of:=MIN(([.G269]*[.O269])*[.N269]*[.P269];[.L26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9]/([.E269]*0.5))*[.G269]" office:value-type="float" office:value="12.6692307692308" calcext:value-type="float">
            <text:p>12.67</text:p>
          </table:table-cell>
          <table:table-cell table:style-name="ce242" table:formula="of:=[.O269]/[.F269]" office:value-type="float" office:value="0.469230769230769" calcext:value-type="float">
            <text:p>0.47</text:p>
          </table:table-cell>
          <table:table-cell table:style-name="ce247" table:formula="of:=([.S269]*1000)/[.T26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0]/[.G27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0]/2.5)*0.7457" office:value-type="float" office:value="562.2578" calcext:value-type="float">
            <text:p>562</text:p>
          </table:table-cell>
          <table:table-cell table:style-name="ce78" table:formula="of:=MIN(([.G270]*[.O270])*[.N270]*[.P270];[.L27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4.64" calcext:value-type="float">
            <text:p>14.64</text:p>
          </table:table-cell>
          <table:table-cell table:style-name="ce242" table:formula="of:=[.O270]/[.F270]" office:value-type="float" office:value="0.488" calcext:value-type="float">
            <text:p>0.49</text:p>
          </table:table-cell>
          <table:table-cell table:style-name="ce247" table:formula="of:=([.S270]*1000)/[.T27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1]/[.G27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1]/2.5)*0.7457" office:value-type="float" office:value="344.5134" calcext:value-type="float">
            <text:p>345</text:p>
          </table:table-cell>
          <table:table-cell table:style-name="ce78" table:formula="of:=MIN(([.G271]*[.O271])*[.N271]*[.P271];[.L27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0965517241379" calcext:value-type="float">
            <text:p>10.10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2]/[.G27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2]/2.5)*0.7457" office:value-type="float" office:value="351.9704" calcext:value-type="float">
            <text:p>352</text:p>
          </table:table-cell>
          <table:table-cell table:style-name="ce78" table:formula="of:=MIN(([.G272]*[.O272])*[.N272]*[.P272];[.L27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2]/([.E272]*0.5))*[.G272]" office:value-type="float" office:value="13.7410526315789" calcext:value-type="float">
            <text:p>13.74</text:p>
          </table:table-cell>
          <table:table-cell table:style-name="ce242" table:formula="of:=[.O272]/[.F272]" office:value-type="float" office:value="0.642105263157895" calcext:value-type="float">
            <text:p>0.64</text:p>
          </table:table-cell>
          <table:table-cell table:style-name="ce247" table:formula="of:=([.S272]*1000)/[.T27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3]/[.G27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3]/2.5)*0.7457" office:value-type="float" office:value="383.2898" calcext:value-type="float">
            <text:p>383</text:p>
          </table:table-cell>
          <table:table-cell table:style-name="ce78" table:formula="of:=MIN(([.G273]*[.O273])*[.N273]*[.P273];[.L27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040816326531" calcext:value-type="float">
            <text:p>11.20</text:p>
          </table:table-cell>
          <table:table-cell table:style-name="ce242" table:formula="of:=[.O273]/[.F273]" office:value-type="float" office:value="0.414965986394558" calcext:value-type="float">
            <text:p>0.41</text:p>
          </table:table-cell>
          <table:table-cell table:style-name="ce247" table:formula="of:=([.S273]*1000)/[.T27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4]/([.E274]*0.5))*[.G274]" office:value-type="float" office:value="15.25" calcext:value-type="float">
            <text:p>15.25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3.8636363636364" calcext:value-type="float">
            <text:p>13.86</text:p>
          </table:table-cell>
          <table:table-cell table:style-name="ce242" table:formula="of:=[.O275]/[.F275]" office:value-type="float" office:value="0.554545454545455" calcext:value-type="float">
            <text:p>0.55</text:p>
          </table:table-cell>
          <table:table-cell table:style-name="ce247" table:formula="of:=([.S275]*1000)/[.T27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6]/[.G27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6]/2.5)*0.7457" office:value-type="float" office:value="560.7664" calcext:value-type="float">
            <text:p>561</text:p>
          </table:table-cell>
          <table:table-cell table:style-name="ce78" table:formula="of:=MIN(([.G276]*[.O276])*[.N276]*[.P276];[.L27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6760563380282" calcext:value-type="float">
            <text:p>12.68</text:p>
          </table:table-cell>
          <table:table-cell table:style-name="ce242" table:formula="of:=[.O276]/[.F276]" office:value-type="float" office:value="0.422535211267606" calcext:value-type="float">
            <text:p>0.42</text:p>
          </table:table-cell>
          <table:table-cell table:style-name="ce247" table:formula="of:=([.S276]*1000)/[.T27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7]/[.G27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7]/2.5)*0.7457" office:value-type="float" office:value="256.5208" calcext:value-type="float">
            <text:p>257</text:p>
          </table:table-cell>
          <table:table-cell table:style-name="ce78" table:formula="of:=MIN(([.G277]*[.O277])*[.N277]*[.P277];[.L27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15" calcext:value-type="float">
            <text:p>12.15</text:p>
          </table:table-cell>
          <table:table-cell table:style-name="ce242" table:formula="of:=[.O277]/[.F277]" office:value-type="float" office:value="0.6" calcext:value-type="float">
            <text:p>0.60</text:p>
          </table:table-cell>
          <table:table-cell table:style-name="ce247" table:formula="of:=([.S277]*1000)/[.T27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1.0769230769231" calcext:value-type="float">
            <text:p>11.08</text:p>
          </table:table-cell>
          <table:table-cell table:style-name="ce242" table:formula="of:=[.O278]/[.F278]" office:value-type="float" office:value="0.461538461538462" calcext:value-type="float">
            <text:p>0.46</text:p>
          </table:table-cell>
          <table:table-cell table:style-name="ce247" table:formula="of:=([.S278]*1000)/[.T27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9]/[.G27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9]/2.5)*0.7457" office:value-type="float" office:value="348.16733" calcext:value-type="float">
            <text:p>348</text:p>
          </table:table-cell>
          <table:table-cell table:style-name="ce78" table:formula="of:=MIN(([.G279]*[.O279])*[.N279]*[.P279];[.L27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4.8941176470588" calcext:value-type="float">
            <text:p>14.89</text:p>
          </table:table-cell>
          <table:table-cell table:style-name="ce242" table:formula="of:=[.O279]/[.F279]" office:value-type="float" office:value="0.705882352941176" calcext:value-type="float">
            <text:p>0.71</text:p>
          </table:table-cell>
          <table:table-cell table:style-name="ce247" table:formula="of:=([.S279]*1000)/[.T27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0]/[.G28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0]/2.5)*0.7457" office:value-type="float" office:value="351.9704" calcext:value-type="float">
            <text:p>352</text:p>
          </table:table-cell>
          <table:table-cell table:style-name="ce78" table:formula="of:=MIN(([.G280]*[.O280])*[.N280]*[.P280];[.L28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0]/([.E280]*0.5))*[.G280]" office:value-type="float" office:value="13.054" calcext:value-type="float">
            <text:p>13.0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20" calcext:value-type="float">
            <text:p>20.00</text:p>
          </table:table-cell>
          <table:table-cell table:style-name="ce242" table:formula="of:=[.O281]/[.F281]" office:value-type="float" office:value="0.666666666666667" calcext:value-type="float">
            <text:p>0.67</text:p>
          </table:table-cell>
          <table:table-cell table:style-name="ce247" table:formula="of:=([.S281]*1000)/[.T28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2]/[.G28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2]/2.5)*0.7457" office:value-type="float" office:value="429.5232" calcext:value-type="float">
            <text:p>430</text:p>
          </table:table-cell>
          <table:table-cell table:style-name="ce78" table:formula="of:=MIN(([.G282]*[.O282])*[.N282]*[.P282];[.L28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2167832167832" calcext:value-type="float">
            <text:p>13.22</text:p>
          </table:table-cell>
          <table:table-cell table:style-name="ce242" table:formula="of:=[.O282]/[.F282]" office:value-type="float" office:value="0.41958041958042" calcext:value-type="float">
            <text:p>0.42</text:p>
          </table:table-cell>
          <table:table-cell table:style-name="ce247" table:formula="of:=([.S282]*1000)/[.T28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3]/[.G28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3]/2.5)*0.7457" office:value-type="float" office:value="873.9604" calcext:value-type="float">
            <text:p>874</text:p>
          </table:table-cell>
          <table:table-cell table:style-name="ce78" table:formula="of:=MIN(([.G283]*[.O283])*[.N283]*[.P283];[.L28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3]/[.F283]" office:value-type="float" office:value="0.359554927439024" calcext:value-type="float">
            <text:p>0.36</text:p>
          </table:table-cell>
          <table:table-cell table:style-name="ce247" table:formula="of:=([.S283]*1000)/[.T28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4]/[.G28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560.7664" calcext:value-type="float">
            <text:p>561</text:p>
          </table:table-cell>
          <table:table-cell table:style-name="ce78" table:formula="of:=MIN(([.G284]*[.O284])*[.N284]*[.P284];[.L28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0281690140845" calcext:value-type="float">
            <text:p>12.03</text:p>
          </table:table-cell>
          <table:table-cell table:style-name="ce242" table:formula="of:=[.O284]/[.F284]" office:value-type="float" office:value="0.429577464788732" calcext:value-type="float">
            <text:p>0.43</text:p>
          </table:table-cell>
          <table:table-cell table:style-name="ce247" table:formula="of:=([.S284]*1000)/[.T28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5]/[.G28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5]/2.5)*0.7457" office:value-type="float" office:value="385.97432" calcext:value-type="float">
            <text:p>386</text:p>
          </table:table-cell>
          <table:table-cell table:style-name="ce78" table:formula="of:=MIN(([.G285]*[.O285])*[.N285]*[.P285];[.L28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5]*[.F285]/[.G28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5]/[.F285]" office:value-type="float" office:value="0.3039068879" calcext:value-type="float">
            <text:p>0.30</text:p>
          </table:table-cell>
          <table:table-cell table:style-name="ce247" table:formula="of:=([.S285]*1000)/[.T28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4.018691588785" calcext:value-type="float">
            <text:p>14.02</text:p>
          </table:table-cell>
          <table:table-cell table:style-name="ce242" table:formula="of:=[.O286]/[.F286]" office:value-type="float" office:value="0.560747663551402" calcext:value-type="float">
            <text:p>0.56</text:p>
          </table:table-cell>
          <table:table-cell table:style-name="ce247" table:formula="of:=([.S286]*1000)/[.T28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7]/[.G28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7]/2.5)*0.7457" office:value-type="float" office:value="308.779456" calcext:value-type="float">
            <text:p>309</text:p>
          </table:table-cell>
          <table:table-cell table:style-name="ce78" table:formula="of:=MIN(([.G287]*[.O287])*[.N287]*[.P287];[.L28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8.9027027027027" calcext:value-type="float">
            <text:p>8.90</text:p>
          </table:table-cell>
          <table:table-cell table:style-name="ce242" table:formula="of:=[.O287]/[.F287]" office:value-type="float" office:value="0.412162162162162" calcext:value-type="float">
            <text:p>0.41</text:p>
          </table:table-cell>
          <table:table-cell table:style-name="ce247" table:formula="of:=([.S287]*1000)/[.T28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8]/[.G28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8]" office:value-type="float" office:value="27.1783163434138" calcext:value-type="float">
            <text:p>27.18</text:p>
          </table:table-cell>
          <table:table-cell table:style-name="ce92" table:formula="of:=([.M288]/[.N288])/([.G288]*[.O28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8]/([.E288]*0.5))*[.G288]" office:value-type="float" office:value="10.169950631729" calcext:value-type="float">
            <text:p>10.17</text:p>
          </table:table-cell>
          <table:table-cell table:style-name="ce241" table:formula="of:=[.O288]/([.E288]*0.5)" office:value-type="float" office:value="0.350687952818242" calcext:value-type="float">
            <text:p>0.35</text:p>
          </table:table-cell>
          <table:table-cell table:style-name="ce246" table:formula="of:=([.S288]*1000)/[.T28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9]/[.G28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9]/2.5)*0.7457" office:value-type="float" office:value="440.9652208" calcext:value-type="float">
            <text:p>441</text:p>
          </table:table-cell>
          <table:table-cell table:style-name="ce78" table:formula="of:=MIN(([.G289]*[.O289])*[.N289]*[.P289];[.L28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3.9351111111111" calcext:value-type="float">
            <text:p>13.94</text:p>
          </table:table-cell>
          <table:table-cell table:style-name="ce242" table:formula="of:=[.O289]/[.F289]" office:value-type="float" office:value="0.677777777777778" calcext:value-type="float">
            <text:p>0.68</text:p>
          </table:table-cell>
          <table:table-cell table:style-name="ce247" table:formula="of:=([.S289]*1000)/[.T28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0]/[.G29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0]/2.5)*0.7457" office:value-type="float" office:value="392.83476" calcext:value-type="float">
            <text:p>393</text:p>
          </table:table-cell>
          <table:table-cell table:style-name="ce78" table:formula="of:=MIN(([.G290]*[.O290])*[.N290]*[.P290];[.L29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0]/([.E290]*0.5))*[.G290]" office:value-type="float" office:value="12.3297872340426" calcext:value-type="float">
            <text:p>12.33</text:p>
          </table:table-cell>
          <table:table-cell table:style-name="ce242" table:formula="of:=[.O290]/[.F290]" office:value-type="float" office:value="0.432624113475177" calcext:value-type="float">
            <text:p>0.43</text:p>
          </table:table-cell>
          <table:table-cell table:style-name="ce247" table:formula="of:=([.S290]*1000)/[.T29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1]/[.G29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1]/2.5)*0.7457" office:value-type="float" office:value="288.43676" calcext:value-type="float">
            <text:p>288</text:p>
          </table:table-cell>
          <table:table-cell table:style-name="ce78" table:formula="of:=MIN(([.G291]*[.O291])*[.N291]*[.P291];[.L29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1]/([.E291]*0.5))*[.G291]" office:value-type="float" office:value="11.640985088" calcext:value-type="float">
            <text:p>11.64</text:p>
          </table:table-cell>
          <table:table-cell table:style-name="ce242" table:formula="of:=[.O291]/[.F291]" office:value-type="float" office:value="0.727561568" calcext:value-type="float">
            <text:p>0.73</text:p>
          </table:table-cell>
          <table:table-cell table:style-name="ce247" table:formula="of:=([.S291]*1000)/[.T29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2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2]/[.G292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2]/2.5)*0.7457" office:value-type="float" office:value="534.81604" calcext:value-type="float">
            <text:p>535</text:p>
          </table:table-cell>
          <table:table-cell table:style-name="ce78" table:formula="of:=MIN(([.G292]*[.O292])*[.N292]*[.P292];[.L292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2]/([.E292]*0.5))*[.G292]" office:value-type="float" office:value="15.25" calcext:value-type="float">
            <text:p>15.25</text:p>
          </table:table-cell>
          <table:table-cell table:style-name="ce242" table:formula="of:=[.O292]/[.F292]" office:value-type="float" office:value="0.61" calcext:value-type="float">
            <text:p>0.61</text:p>
          </table:table-cell>
          <table:table-cell table:style-name="ce247" table:formula="of:=([.S292]*1000)/[.T292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3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3]/[.G293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3]/2.5)*0.7457" office:value-type="float" office:value="114.24124" calcext:value-type="float">
            <text:p>114</text:p>
          </table:table-cell>
          <table:table-cell table:style-name="ce78" table:formula="of:=MIN(([.G293]*[.O293])*[.N293]*[.P293];[.L293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3]/([.E293]*0.5))*[.G293]" office:value-type="float" office:value="6.14583333333333" calcext:value-type="float">
            <text:p>6.15</text:p>
          </table:table-cell>
          <table:table-cell table:style-name="ce242" table:formula="of:=[.O293]/[.F293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4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4]/[.G294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4]/2.5)*0.7457" office:value-type="float" office:value="448.9114" calcext:value-type="float">
            <text:p>449</text:p>
          </table:table-cell>
          <table:table-cell table:style-name="ce78" table:formula="of:=MIN(([.G294]*[.O294])*[.N294]*[.P294];[.L294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4]/[.F294]" office:value-type="float" office:value="0.60748978125" calcext:value-type="float">
            <text:p>0.61</text:p>
          </table:table-cell>
          <table:table-cell table:style-name="ce247" table:formula="of:=([.S294]*1000)/[.T294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5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5]/[.G295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5]/2.5)*0.7457" office:value-type="float" office:value="593.5772" calcext:value-type="float">
            <text:p>594</text:p>
          </table:table-cell>
          <table:table-cell table:style-name="ce78" table:formula="of:=MIN(([.G295]*[.O295])*[.N295]*[.P295];[.L295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5]*[.F295]/[.G295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5]/[.F295]" office:value-type="float" office:value="0.429538229166667" calcext:value-type="float">
            <text:p>0.43</text:p>
          </table:table-cell>
          <table:table-cell table:style-name="ce247" table:formula="of:=([.S295]*1000)/[.T295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6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6]/[.G296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6]/2.5)*0.7457" office:value-type="float" office:value="274.745708" calcext:value-type="float">
            <text:p>275</text:p>
          </table:table-cell>
          <table:table-cell table:style-name="ce78" table:formula="of:=MIN(([.G296]*[.O296])*[.N296]*[.P296];[.L296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6.25" calcext:value-type="float">
            <text:p>16.25</text:p>
          </table:table-cell>
          <table:table-cell table:style-name="ce242" table:formula="of:=[.O296]/[.F296]" office:value-type="float" office:value="0.833333333333333" calcext:value-type="float">
            <text:p>0.83</text:p>
          </table:table-cell>
          <table:table-cell table:style-name="ce247" table:formula="of:=([.S296]*1000)/[.T296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7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7]/[.G297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7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7]/[.N297])/([.G297]*[.O297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7]/([.E297]*0.5))*[.G297]" office:value-type="float" office:value="15.1135483870968" calcext:value-type="float">
            <text:p>15.11</text:p>
          </table:table-cell>
          <table:table-cell table:style-name="ce243" table:formula="of:=[.O297]/[.F297]" office:value-type="float" office:value="0.444516129032258" calcext:value-type="float">
            <text:p>0.44</text:p>
          </table:table-cell>
          <table:table-cell table:style-name="ce246" table:formula="of:=([.S297]*1000)/[.T297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8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8]/[.G29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8]/2.5)*0.7457" office:value-type="float" office:value="377.3242" calcext:value-type="float">
            <text:p>377</text:p>
          </table:table-cell>
          <table:table-cell table:style-name="ce78" table:formula="of:=MIN(([.G298]*[.O298])*[.N298]*[.P298];[.L29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8]/([.E298]*0.5))*[.G298]" office:value-type="float" office:value="13.0714285714286" calcext:value-type="float">
            <text:p>13.07</text:p>
          </table:table-cell>
          <table:table-cell table:style-name="ce242" table:formula="of:=[.O298]/[.F298]" office:value-type="float" office:value="0.484126984126984" calcext:value-type="float">
            <text:p>0.48</text:p>
          </table:table-cell>
          <table:table-cell table:style-name="ce247" table:formula="of:=([.S298]*1000)/[.T298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9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9]/[.G299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9]/2.5)*0.7457" office:value-type="float" office:value="323.8604928" calcext:value-type="float">
            <text:p>324</text:p>
          </table:table-cell>
          <table:table-cell table:style-name="ce78" table:formula="of:=MIN(([.G299]*[.O299])*[.N299]*[.P299];[.L29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0.439175257732" calcext:value-type="float">
            <text:p>10.44</text:p>
          </table:table-cell>
          <table:table-cell table:style-name="ce242" table:formula="of:=[.O299]/[.F299]" office:value-type="float" office:value="0.628865979381443" calcext:value-type="float">
            <text:p>0.63</text:p>
          </table:table-cell>
          <table:table-cell table:style-name="ce247" table:formula="of:=([.S299]*1000)/[.T299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0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0]/[.G30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0]/2.5)*0.7457" office:value-type="float" office:value="637.42436" calcext:value-type="float">
            <text:p>637</text:p>
          </table:table-cell>
          <table:table-cell table:style-name="ce78" table:formula="of:=MIN(([.G300]*[.O300])*[.N300]*[.P300];[.L300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0]/([.E300]*0.5))*[.G300]" office:value-type="float" office:value="33.93125" calcext:value-type="float">
            <text:p>33.93</text:p>
          </table:table-cell>
          <table:table-cell table:style-name="ce242" table:formula="of:=[.O300]/[.F300]" office:value-type="float" office:value="0.7625" calcext:value-type="float">
            <text:p>0.76</text:p>
          </table:table-cell>
          <table:table-cell table:style-name="ce247" table:formula="of:=([.S300]*1000)/[.T300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1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1]/[.G30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1]/2.5)*0.7457" office:value-type="float" office:value="620.4224" calcext:value-type="float">
            <text:p>620</text:p>
          </table:table-cell>
          <table:table-cell table:style-name="ce78" table:formula="of:=MIN(([.G301]*[.O301])*[.N301]*[.P301];[.L301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1]/[.F301]" office:value-type="float" office:value="0.640150522177419" calcext:value-type="float">
            <text:p>0.64</text:p>
          </table:table-cell>
          <table:table-cell table:style-name="ce247" table:formula="of:=([.S301]*1000)/[.T301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2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2]/[.G30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2]/2.5)*0.7457" office:value-type="float" office:value="802.3732" calcext:value-type="float">
            <text:p>802</text:p>
          </table:table-cell>
          <table:table-cell table:style-name="ce78" table:formula="of:=MIN(([.G302]*[.O302])*[.N302]*[.P302];[.L302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2]/([.E302]*0.5))*[.G302]" office:value-type="float" office:value="16.14375" calcext:value-type="float">
            <text:p>16.14</text:p>
          </table:table-cell>
          <table:table-cell table:style-name="ce242" table:formula="of:=[.O302]/[.F302]" office:value-type="float" office:value="0.39375" calcext:value-type="float">
            <text:p>0.39</text:p>
          </table:table-cell>
          <table:table-cell table:style-name="ce247" table:formula="of:=([.S302]*1000)/[.T302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3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3]/[.G30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3]/2.5)*0.7457" office:value-type="float" office:value="417.592" calcext:value-type="float">
            <text:p>418</text:p>
          </table:table-cell>
          <table:table-cell table:style-name="ce78" table:formula="of:=MIN(([.G303]*[.O303])*[.N303]*[.P303];[.L303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0.9379310344828" calcext:value-type="float">
            <text:p>10.94</text:p>
          </table:table-cell>
          <table:table-cell table:style-name="ce242" table:formula="of:=[.O303]/[.F303]" office:value-type="float" office:value="0.420689655172414" calcext:value-type="float">
            <text:p>0.42</text:p>
          </table:table-cell>
          <table:table-cell table:style-name="ce247" table:formula="of:=([.S303]*1000)/[.T303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4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4]/[.G304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4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4]/[.N304])/([.G304]*[.O304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4]/([.E304]*0.5))*[.G304]" office:value-type="float" office:value="10.9379562043796" calcext:value-type="float">
            <text:p>10.94</text:p>
          </table:table-cell>
          <table:table-cell table:style-name="ce241" table:formula="of:=[.O304]/[.F304]" office:value-type="float" office:value="0.405109489051095" calcext:value-type="float">
            <text:p>0.41</text:p>
          </table:table-cell>
          <table:table-cell table:style-name="ce246" table:formula="of:=([.S304]*1000)/[.T304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5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5]/[.G30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5]/2.5)*0.7457" office:value-type="float" office:value="345.40824" calcext:value-type="float">
            <text:p>345</text:p>
          </table:table-cell>
          <table:table-cell table:style-name="ce78" table:formula="of:=MIN(([.G305]*[.O305])*[.N305]*[.P305];[.L305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5]/[.F305]" office:value-type="float" office:value="0.435714285714286" calcext:value-type="float">
            <text:p>0.44</text:p>
          </table:table-cell>
          <table:table-cell table:style-name="ce247" table:formula="of:=([.S305]*1000)/[.T305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6]/[.G30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6]/2.5)*0.7457" office:value-type="float" office:value="499.619" calcext:value-type="float">
            <text:p>500</text:p>
          </table:table-cell>
          <table:table-cell table:style-name="ce78" table:formula="of:=MIN(([.G306]*[.O306])*[.N306]*[.P306];[.L306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6]*[.F306]/[.G306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6]/[.F306]" office:value-type="float" office:value="0.54775328609375" calcext:value-type="float">
            <text:p>0.55</text:p>
          </table:table-cell>
          <table:table-cell table:style-name="ce247" table:formula="of:=([.S306]*1000)/[.T306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7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7]/[.G30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7]/2.5)*0.7457" office:value-type="float" office:value="454.877" calcext:value-type="float">
            <text:p>455</text:p>
          </table:table-cell>
          <table:table-cell table:style-name="ce78" table:formula="of:=MIN(([.G307]*[.O307])*[.N307]*[.P307];[.L307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2.7083333333333" calcext:value-type="float">
            <text:p>12.71</text:p>
          </table:table-cell>
          <table:table-cell table:style-name="ce242" table:formula="of:=[.O307]/[.F307]" office:value-type="float" office:value="0.508333333333333" calcext:value-type="float">
            <text:p>0.51</text:p>
          </table:table-cell>
          <table:table-cell table:style-name="ce247" table:formula="of:=([.S307]*1000)/[.T307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8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8]/[.G30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8]/2.5)*0.7457" office:value-type="float" office:value="454.877" calcext:value-type="float">
            <text:p>455</text:p>
          </table:table-cell>
          <table:table-cell table:style-name="ce78" table:formula="of:=MIN(([.G308]*[.O308])*[.N308]*[.P308];[.L308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8]/([.E308]*0.5))*[.G308]" office:value-type="float" office:value="13.034188034188" calcext:value-type="float">
            <text:p>13.03</text:p>
          </table:table-cell>
          <table:table-cell table:style-name="ce242" table:formula="of:=[.O308]/[.F308]" office:value-type="float" office:value="0.521367521367521" calcext:value-type="float">
            <text:p>0.52</text:p>
          </table:table-cell>
          <table:table-cell table:style-name="ce247" table:formula="of:=([.S308]*1000)/[.T308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9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9]/[.G30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9]/2.5)*0.7457" office:value-type="float" office:value="332.5822" calcext:value-type="float">
            <text:p>333</text:p>
          </table:table-cell>
          <table:table-cell table:style-name="ce78" table:formula="of:=MIN(([.G309]*[.O309])*[.N309]*[.P309];[.L309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9]/([.E309]*0.5))*[.G309]" office:value-type="float" office:value="10.9515789473684" calcext:value-type="float">
            <text:p>10.95</text:p>
          </table:table-cell>
          <table:table-cell table:style-name="ce242" table:formula="of:=[.O309]/[.F309]" office:value-type="float" office:value="0.715789473684211" calcext:value-type="float">
            <text:p>0.72</text:p>
          </table:table-cell>
          <table:table-cell table:style-name="ce247" table:formula="of:=([.S309]*1000)/[.T309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0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0]/[.G31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0]/2.5)*0.7457" office:value-type="float" office:value="472.47552" calcext:value-type="float">
            <text:p>472</text:p>
          </table:table-cell>
          <table:table-cell table:style-name="ce78" table:formula="of:=MIN(([.G310]*[.O310])*[.N310]*[.P310];[.L310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5.3368421052632" calcext:value-type="float">
            <text:p>15.34</text:p>
          </table:table-cell>
          <table:table-cell table:style-name="ce242" table:formula="of:=[.O310]/[.F310]" office:value-type="float" office:value="0.652631578947368" calcext:value-type="float">
            <text:p>0.65</text:p>
          </table:table-cell>
          <table:table-cell table:style-name="ce247" table:formula="of:=([.S310]*1000)/[.T310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1]/[.G311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1]/2.5)*0.7457" office:value-type="float" office:value="341.5127032" calcext:value-type="float">
            <text:p>342</text:p>
          </table:table-cell>
          <table:table-cell table:style-name="ce78" table:formula="of:=MIN(([.G311]*[.O311])*[.N311]*[.P311];[.L311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1]/([.E311]*0.5))*[.G311]" office:value-type="float" office:value="11.822380952381" calcext:value-type="float">
            <text:p>11.82</text:p>
          </table:table-cell>
          <table:table-cell table:style-name="ce242" table:formula="of:=[.O311]/[.F311]" office:value-type="float" office:value="0.580952380952381" calcext:value-type="float">
            <text:p>0.58</text:p>
          </table:table-cell>
          <table:table-cell table:style-name="ce247" table:formula="of:=([.S311]*1000)/[.T311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2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2]/[.G312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2]/2.5)*0.7457" office:value-type="float" office:value="323.93208" calcext:value-type="float">
            <text:p>324</text:p>
          </table:table-cell>
          <table:table-cell table:style-name="ce78" table:formula="of:=MIN(([.G312]*[.O312])*[.N312]*[.P312];[.L312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2]/([.E312]*0.5))*[.G312]" office:value-type="float" office:value="10.6495833333333" calcext:value-type="float">
            <text:p>10.65</text:p>
          </table:table-cell>
          <table:table-cell table:style-name="ce242" table:formula="of:=[.O312]/[.F312]" office:value-type="float" office:value="0.635416666666667" calcext:value-type="float">
            <text:p>0.64</text:p>
          </table:table-cell>
          <table:table-cell table:style-name="ce247" table:formula="of:=([.S312]*1000)/[.T312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3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3]/[.G313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3]/2.5)*0.7457" office:value-type="float" office:value="349.28588" calcext:value-type="float">
            <text:p>349</text:p>
          </table:table-cell>
          <table:table-cell table:style-name="ce78" table:formula="of:=MIN(([.G313]*[.O313])*[.N313]*[.P313];[.L313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3]/([.E313]*0.5))*[.G313]" office:value-type="float" office:value="12.0613636363636" calcext:value-type="float">
            <text:p>12.06</text:p>
          </table:table-cell>
          <table:table-cell table:style-name="ce242" table:formula="of:=[.O313]/[.F313]" office:value-type="float" office:value="0.693181818181818" calcext:value-type="float">
            <text:p>0.69</text:p>
          </table:table-cell>
          <table:table-cell table:style-name="ce247" table:formula="of:=([.S313]*1000)/[.T313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4]/[.G31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4]/2.5)*0.7457" office:value-type="float" office:value="284.8574" calcext:value-type="float">
            <text:p>285</text:p>
          </table:table-cell>
          <table:table-cell table:style-name="ce78" table:formula="of:=MIN(([.G314]*[.O314])*[.N314]*[.P314];[.L314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4]/([.E314]*0.5))*[.G314]" office:value-type="float" office:value="9.78444867310345" calcext:value-type="float">
            <text:p>9.78</text:p>
          </table:table-cell>
          <table:table-cell table:style-name="ce242" table:formula="of:=[.O314]/[.F314]" office:value-type="float" office:value="0.752649897931034" calcext:value-type="float">
            <text:p>0.75</text:p>
          </table:table-cell>
          <table:table-cell table:style-name="ce247" table:formula="of:=([.S314]*1000)/[.T314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5]/[.G31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5]/2.5)*0.7457" office:value-type="float" office:value="262.4864" calcext:value-type="float">
            <text:p>262</text:p>
          </table:table-cell>
          <table:table-cell table:style-name="ce78" table:formula="of:=MIN(([.G315]*[.O315])*[.N315]*[.P315];[.L31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5]/([.E315]*0.5))*[.G315]" office:value-type="float" office:value="11.43" calcext:value-type="float">
            <text:p>11.43</text:p>
          </table:table-cell>
          <table:table-cell table:style-name="ce242" table:formula="of:=[.O315]/[.F315]" office:value-type="float" office:value="0.635" calcext:value-type="float">
            <text:p>0.64</text:p>
          </table:table-cell>
          <table:table-cell table:style-name="ce247" table:formula="of:=([.S315]*1000)/[.T31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6]/[.G31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6]/2.5)*0.7457" office:value-type="float" office:value="517.5158" calcext:value-type="float">
            <text:p>518</text:p>
          </table:table-cell>
          <table:table-cell table:style-name="ce78" table:formula="of:=MIN(([.G316]*[.O316])*[.N316]*[.P316];[.L31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6]/[.F316]" office:value-type="float" office:value="0.351168286451613" calcext:value-type="float">
            <text:p>0.35</text:p>
          </table:table-cell>
          <table:table-cell table:style-name="ce247" table:formula="of:=([.S316]*1000)/[.T31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7]/[.G31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7]/2.5)*0.7457" office:value-type="float" office:value="526.4642" calcext:value-type="float">
            <text:p>526</text:p>
          </table:table-cell>
          <table:table-cell table:style-name="ce78" table:formula="of:=MIN(([.G317]*[.O317])*[.N317]*[.P317];[.L31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7]*[.F317]/[.G31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7]/[.F317]" office:value-type="float" office:value="0.5163663140625" calcext:value-type="float">
            <text:p>0.52</text:p>
          </table:table-cell>
          <table:table-cell table:style-name="ce247" table:formula="of:=([.S317]*1000)/[.T31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8]/[.G31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8]/2.5)*0.7457" office:value-type="float" office:value="454.877" calcext:value-type="float">
            <text:p>455</text:p>
          </table:table-cell>
          <table:table-cell table:style-name="ce78" table:formula="of:=MIN(([.G318]*[.O318])*[.N318]*[.P318];[.L31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8]/([.E318]*0.5))*[.G318]" office:value-type="float" office:value="16.0526315789474" calcext:value-type="float">
            <text:p>16.05</text:p>
          </table:table-cell>
          <table:table-cell table:style-name="ce242" table:formula="of:=[.O318]/[.F318]" office:value-type="float" office:value="0.642105263157895" calcext:value-type="float">
            <text:p>0.64</text:p>
          </table:table-cell>
          <table:table-cell table:style-name="ce247" table:formula="of:=([.S318]*1000)/[.T31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9]/[.G31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9]/2.5)*0.7457" office:value-type="float" office:value="341.5127032" calcext:value-type="float">
            <text:p>342</text:p>
          </table:table-cell>
          <table:table-cell table:style-name="ce78" table:formula="of:=MIN(([.G319]*[.O319])*[.N319]*[.P319];[.L31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9]/([.E319]*0.5))*[.G319]" office:value-type="float" office:value="11.822380952381" calcext:value-type="float">
            <text:p>11.82</text:p>
          </table:table-cell>
          <table:table-cell table:style-name="ce242" table:formula="of:=[.O319]/[.F319]" office:value-type="float" office:value="0.580952380952381" calcext:value-type="float">
            <text:p>0.58</text:p>
          </table:table-cell>
          <table:table-cell table:style-name="ce247" table:formula="of:=([.S319]*1000)/[.T319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0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0]/[.G32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0]/2.5)*0.7457" office:value-type="float" office:value="300.06968" calcext:value-type="float">
            <text:p>300</text:p>
          </table:table-cell>
          <table:table-cell table:style-name="ce78" table:formula="of:=MIN(([.G320]*[.O320])*[.N320]*[.P320];[.L320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0]/([.E320]*0.5))*[.G320]" office:value-type="float" office:value="11.459094696" calcext:value-type="float">
            <text:p>11.46</text:p>
          </table:table-cell>
          <table:table-cell table:style-name="ce242" table:formula="of:=[.O320]/[.F320]" office:value-type="float" office:value="0.6548054112" calcext:value-type="float">
            <text:p>0.65</text:p>
          </table:table-cell>
          <table:table-cell table:style-name="ce247" table:formula="of:=([.S320]*1000)/[.T320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1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1]/[.G32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1]/2.5)*0.7457" office:value-type="float" office:value="323.93208" calcext:value-type="float">
            <text:p>324</text:p>
          </table:table-cell>
          <table:table-cell table:style-name="ce78" table:formula="of:=MIN(([.G321]*[.O321])*[.N321]*[.P321];[.L32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1]/([.E321]*0.5))*[.G321]" office:value-type="float" office:value="12.0277647058824" calcext:value-type="float">
            <text:p>12.03</text:p>
          </table:table-cell>
          <table:table-cell table:style-name="ce242" table:formula="of:=[.O321]/[.F321]" office:value-type="float" office:value="0.717647058823529" calcext:value-type="float">
            <text:p>0.72</text:p>
          </table:table-cell>
          <table:table-cell table:style-name="ce247" table:formula="of:=([.S321]*1000)/[.T321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2]/[.G32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2]/2.5)*0.7457" office:value-type="float" office:value="780.0022" calcext:value-type="float">
            <text:p>780</text:p>
          </table:table-cell>
          <table:table-cell table:style-name="ce78" table:formula="of:=MIN(([.G322]*[.O322])*[.N322]*[.P322];[.L322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2]*[.F322]/[.G322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2]/[.F322]" office:value-type="float" office:value="0.28349523125" calcext:value-type="float">
            <text:p>0.28</text:p>
          </table:table-cell>
          <table:table-cell table:style-name="ce247" table:formula="of:=([.S322]*1000)/[.T322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3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3]/[.G32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3]/2.5)*0.7457" office:value-type="float" office:value="408.6436" calcext:value-type="float">
            <text:p>409</text:p>
          </table:table-cell>
          <table:table-cell table:style-name="ce78" table:formula="of:=MIN(([.G323]*[.O323])*[.N323]*[.P323];[.L32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3]/([.E323]*0.5))*[.G323]" office:value-type="float" office:value="12.768" calcext:value-type="float">
            <text:p>12.77</text:p>
          </table:table-cell>
          <table:table-cell table:style-name="ce242" table:formula="of:=[.O323]/[.F323]" office:value-type="float" office:value="0.456" calcext:value-type="float">
            <text:p>0.46</text:p>
          </table:table-cell>
          <table:table-cell table:style-name="ce247" table:formula="of:=([.S323]*1000)/[.T323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4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4]/[.G32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4]/2.5)*0.7457" office:value-type="float" office:value="514.533" calcext:value-type="float">
            <text:p>515</text:p>
          </table:table-cell>
          <table:table-cell table:style-name="ce78" table:formula="of:=MIN(([.G324]*[.O324])*[.N324]*[.P324];[.L324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4]/([.E324]*0.5))*[.G324]" office:value-type="float" office:value="12.6518518518519" calcext:value-type="float">
            <text:p>12.65</text:p>
          </table:table-cell>
          <table:table-cell table:style-name="ce242" table:formula="of:=[.O324]/[.F324]" office:value-type="float" office:value="0.451851851851852" calcext:value-type="float">
            <text:p>0.45</text:p>
          </table:table-cell>
          <table:table-cell table:style-name="ce247" table:formula="of:=([.S324]*1000)/[.T324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5]/[.G32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5]/2.5)*0.7457" office:value-type="float" office:value="377.3242" calcext:value-type="float">
            <text:p>377</text:p>
          </table:table-cell>
          <table:table-cell table:style-name="ce78" table:formula="of:=MIN(([.G325]*[.O325])*[.N325]*[.P325];[.L32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5]/([.E325]*0.5))*[.G325]" office:value-type="float" office:value="13.0714285714286" calcext:value-type="float">
            <text:p>13.07</text:p>
          </table:table-cell>
          <table:table-cell table:style-name="ce242" table:formula="of:=[.O325]/[.F325]" office:value-type="float" office:value="0.484126984126984" calcext:value-type="float">
            <text:p>0.48</text:p>
          </table:table-cell>
          <table:table-cell table:style-name="ce247" table:formula="of:=([.S325]*1000)/[.T325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6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6]/[.G32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6]/[.N326])/([.G326]*[.O326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6]/([.E326]*0.5))*[.G326]" office:value-type="float" office:value="20.3703703703704" calcext:value-type="float">
            <text:p>20.37</text:p>
          </table:table-cell>
          <table:table-cell table:style-name="ce241" table:formula="of:=[.O326]/[.F326]" office:value-type="float" office:value="0.407407407407407" calcext:value-type="float">
            <text:p>0.41</text:p>
          </table:table-cell>
          <table:table-cell table:style-name="ce246" table:formula="of:=([.S326]*1000)/[.T326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7]/[.G32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7]/2.5)*0.7457" office:value-type="float" office:value="489.1792" calcext:value-type="float">
            <text:p>489</text:p>
          </table:table-cell>
          <table:table-cell table:style-name="ce78" table:formula="of:=MIN(([.G327]*[.O327])*[.N327]*[.P327];[.L327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7]*[.F327]/[.G327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7]/[.F327]" office:value-type="float" office:value="0.39689332375" calcext:value-type="float">
            <text:p>0.40</text:p>
          </table:table-cell>
          <table:table-cell table:style-name="ce247" table:formula="of:=([.S327]*1000)/[.T327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8]/[.G32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8]/2.5)*0.7457" office:value-type="float" office:value="377.3242" calcext:value-type="float">
            <text:p>377</text:p>
          </table:table-cell>
          <table:table-cell table:style-name="ce78" table:formula="of:=MIN(([.G328]*[.O328])*[.N328]*[.P328];[.L32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8]/([.E328]*0.5))*[.G328]" office:value-type="float" office:value="13.0714285714286" calcext:value-type="float">
            <text:p>13.07</text:p>
          </table:table-cell>
          <table:table-cell table:style-name="ce242" table:formula="of:=[.O328]/[.F328]" office:value-type="float" office:value="0.484126984126984" calcext:value-type="float">
            <text:p>0.48</text:p>
          </table:table-cell>
          <table:table-cell table:style-name="ce247" table:formula="of:=([.S328]*1000)/[.T328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9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9]/[.G32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9]/[.N329])/([.G329]*[.O329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9]/([.E329]*0.5))*[.G329]" office:value-type="float" office:value="16.271875" calcext:value-type="float">
            <text:p>16.27</text:p>
          </table:table-cell>
          <table:table-cell table:style-name="ce242" table:formula="of:=[.O329]/[.F329]" office:value-type="float" office:value="0.396875" calcext:value-type="float">
            <text:p>0.40</text:p>
          </table:table-cell>
          <table:table-cell table:style-name="ce246" table:formula="of:=([.S329]*1000)/[.T329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0]/[.G33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0]/2.5)*0.7457" office:value-type="float" office:value="311.7026" calcext:value-type="float">
            <text:p>312</text:p>
          </table:table-cell>
          <table:table-cell table:style-name="ce78" table:formula="of:=MIN(([.G330]*[.O330])*[.N330]*[.P330];[.L330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0]/([.E330]*0.5))*[.G330]" office:value-type="float" office:value="11.59" calcext:value-type="float">
            <text:p>11.59</text:p>
          </table:table-cell>
          <table:table-cell table:style-name="ce242" table:formula="of:=[.O330]/[.F330]" office:value-type="float" office:value="0.61" calcext:value-type="float">
            <text:p>0.61</text:p>
          </table:table-cell>
          <table:table-cell table:style-name="ce247" table:formula="of:=([.S330]*1000)/[.T330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1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1]/[.G33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1]/2.5)*0.7457" office:value-type="float" office:value="436.9802" calcext:value-type="float">
            <text:p>437</text:p>
          </table:table-cell>
          <table:table-cell table:style-name="ce78" table:formula="of:=MIN(([.G331]*[.O331])*[.N331]*[.P331];[.L331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1]/([.E331]*0.5))*[.G331]" office:value-type="float" office:value="18.4177777777778" calcext:value-type="float">
            <text:p>18.42</text:p>
          </table:table-cell>
          <table:table-cell table:style-name="ce242" table:formula="of:=[.O331]/[.F331]" office:value-type="float" office:value="0.657777777777778" calcext:value-type="float">
            <text:p>0.66</text:p>
          </table:table-cell>
          <table:table-cell table:style-name="ce247" table:formula="of:=([.S331]*1000)/[.T331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2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2]/[.G33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2]/[.N332])/([.G332]*[.O332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2]/([.E332]*0.5))*[.G332]" office:value-type="float" office:value="17.069387755102" calcext:value-type="float">
            <text:p>17.07</text:p>
          </table:table-cell>
          <table:table-cell table:style-name="ce241" table:formula="of:=[.O332]/[.F332]" office:value-type="float" office:value="0.416326530612245" calcext:value-type="float">
            <text:p>0.42</text:p>
          </table:table-cell>
          <table:table-cell table:style-name="ce246" table:formula="of:=([.S332]*1000)/[.T332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3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3]/[.G333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3]/2.5)*0.7457" office:value-type="float" office:value="549.2468264" calcext:value-type="float">
            <text:p>549</text:p>
          </table:table-cell>
          <table:table-cell table:style-name="ce78" table:formula="of:=MIN(([.G333]*[.O333])*[.N333]*[.P333];[.L333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3]/([.E333]*0.5))*[.G333]" office:value-type="float" office:value="11.9236904761905" calcext:value-type="float">
            <text:p>11.92</text:p>
          </table:table-cell>
          <table:table-cell table:style-name="ce242" table:formula="of:=[.O333]/[.F333]" office:value-type="float" office:value="0.44047619047619" calcext:value-type="float">
            <text:p>0.44</text:p>
          </table:table-cell>
          <table:table-cell table:style-name="ce247" table:formula="of:=([.S333]*1000)/[.T333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4]/[.G33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4]/2.5)*0.7457" office:value-type="float" office:value="838.1668" calcext:value-type="float">
            <text:p>838</text:p>
          </table:table-cell>
          <table:table-cell table:style-name="ce78" table:formula="of:=MIN(([.G334]*[.O334])*[.N334]*[.P334];[.L334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4]*[.F334]/[.G334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4]/[.F334]" office:value-type="float" office:value="0.3175" calcext:value-type="float">
            <text:p>0.32</text:p>
          </table:table-cell>
          <table:table-cell table:style-name="ce247" table:formula="of:=([.S334]*1000)/[.T334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5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5]/[.G33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5]/2.5)*0.7457" office:value-type="float" office:value="499.619" calcext:value-type="float">
            <text:p>500</text:p>
          </table:table-cell>
          <table:table-cell table:style-name="ce78" table:formula="of:=MIN(([.G335]*[.O335])*[.N335]*[.P335];[.L335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5]/([.E335]*0.5))*[.G335]" office:value-type="float" office:value="11.2" calcext:value-type="float">
            <text:p>11.20</text:p>
          </table:table-cell>
          <table:table-cell table:style-name="ce242" table:formula="of:=[.O335]/[.F335]" office:value-type="float" office:value="0.4" calcext:value-type="float">
            <text:p>0.40</text:p>
          </table:table-cell>
          <table:table-cell table:style-name="ce247" table:formula="of:=([.S335]*1000)/[.T335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6]/[.G33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6]/2.5)*0.7457" office:value-type="float" office:value="341.5127032" calcext:value-type="float">
            <text:p>342</text:p>
          </table:table-cell>
          <table:table-cell table:style-name="ce78" table:formula="of:=MIN(([.G336]*[.O336])*[.N336]*[.P336];[.L33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6]/([.E336]*0.5))*[.G336]" office:value-type="float" office:value="13.0668421052632" calcext:value-type="float">
            <text:p>13.07</text:p>
          </table:table-cell>
          <table:table-cell table:style-name="ce242" table:formula="of:=[.O336]/[.F336]" office:value-type="float" office:value="0.580952380952381" calcext:value-type="float">
            <text:p>0.58</text:p>
          </table:table-cell>
          <table:table-cell table:style-name="ce247" table:formula="of:=([.S336]*1000)/[.T336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7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7]/[.G33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7]/2.5)*0.7457" office:value-type="float" office:value="441.4544" calcext:value-type="float">
            <text:p>441</text:p>
          </table:table-cell>
          <table:table-cell table:style-name="ce78" table:formula="of:=MIN(([.G337]*[.O337])*[.N337]*[.P337];[.L337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7]/([.E337]*0.5))*[.G337]" office:value-type="float" office:value="13.4842105263158" calcext:value-type="float">
            <text:p>13.48</text:p>
          </table:table-cell>
          <table:table-cell table:style-name="ce242" table:formula="of:=[.O337]/[.F337]" office:value-type="float" office:value="0.642105263157895" calcext:value-type="float">
            <text:p>0.64</text:p>
          </table:table-cell>
          <table:table-cell table:style-name="ce247" table:formula="of:=([.S337]*1000)/[.T337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8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8]/[.G338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8]/2.5)*0.7457" office:value-type="float" office:value="503.079048" calcext:value-type="float">
            <text:p>503</text:p>
          </table:table-cell>
          <table:table-cell table:style-name="ce78" table:formula="of:=MIN(([.G338]*[.O338])*[.N338]*[.P338];[.L338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8]/([.E338]*0.5))*[.G338]" office:value-type="float" office:value="18.7986111111111" calcext:value-type="float">
            <text:p>18.80</text:p>
          </table:table-cell>
          <table:table-cell table:style-name="ce242" table:formula="of:=[.O338]/[.F338]" office:value-type="float" office:value="0.694444444444444" calcext:value-type="float">
            <text:p>0.69</text:p>
          </table:table-cell>
          <table:table-cell table:style-name="ce247" table:formula="of:=([.S338]*1000)/[.T338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9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9]/[.G339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9]/2.5)*0.7457" office:value-type="float" office:value="730.786" calcext:value-type="float">
            <text:p>731</text:p>
          </table:table-cell>
          <table:table-cell table:style-name="ce78" table:formula="of:=MIN(([.G339]*[.O339])*[.N339]*[.P339];[.L339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9]/([.E339]*0.5))*[.G339]" office:value-type="float" office:value="19.6" calcext:value-type="float">
            <text:p>19.60</text:p>
          </table:table-cell>
          <table:table-cell table:style-name="ce242" table:formula="of:=[.O339]/[.F339]" office:value-type="float" office:value="0.4" calcext:value-type="float">
            <text:p>0.40</text:p>
          </table:table-cell>
          <table:table-cell table:style-name="ce247" table:formula="of:=([.S339]*1000)/[.T339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0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0]/[.G340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0]/2.5)*0.7457" office:value-type="float" office:value="438.4716" calcext:value-type="float">
            <text:p>438</text:p>
          </table:table-cell>
          <table:table-cell table:style-name="ce78" table:formula="of:=MIN(([.G340]*[.O340])*[.N340]*[.P340];[.L340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0]/([.E340]*0.5))*[.G340]" office:value-type="float" office:value="19.125" calcext:value-type="float">
            <text:p>19.13</text:p>
          </table:table-cell>
          <table:table-cell table:style-name="ce242" table:formula="of:=[.O340]/[.F340]" office:value-type="float" office:value="0.708333333333333" calcext:value-type="float">
            <text:p>0.71</text:p>
          </table:table-cell>
          <table:table-cell table:style-name="ce247" table:formula="of:=([.S340]*1000)/[.T340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1]/[.G341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1]/2.5)*0.7457" office:value-type="float" office:value="554.8008" calcext:value-type="float">
            <text:p>555</text:p>
          </table:table-cell>
          <table:table-cell table:style-name="ce78" table:formula="of:=MIN(([.G341]*[.O341])*[.N341]*[.P341];[.L341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1]*[.F341]/[.G341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1]/[.F341]" office:value-type="float" office:value="0.338365276008064" calcext:value-type="float">
            <text:p>0.34</text:p>
          </table:table-cell>
          <table:table-cell table:style-name="ce247" table:formula="of:=([.S341]*1000)/[.T341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2]/[.G342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2]/2.5)*0.7457" office:value-type="float" office:value="286.3488" calcext:value-type="float">
            <text:p>286</text:p>
          </table:table-cell>
          <table:table-cell table:style-name="ce78" table:formula="of:=MIN(([.G342]*[.O342])*[.N342]*[.P342];[.L342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2]/([.E342]*0.5))*[.G342]" office:value-type="float" office:value="15.3" calcext:value-type="float">
            <text:p>15.30</text:p>
          </table:table-cell>
          <table:table-cell table:style-name="ce242" table:formula="of:=[.O342]/[.F342]" office:value-type="float" office:value="0.8" calcext:value-type="float">
            <text:p>0.80</text:p>
          </table:table-cell>
          <table:table-cell table:style-name="ce247" table:formula="of:=([.S342]*1000)/[.T342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3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3]/[.G343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3]/2.5)*0.7457" office:value-type="float" office:value="501.1104" calcext:value-type="float">
            <text:p>501</text:p>
          </table:table-cell>
          <table:table-cell table:style-name="ce78" table:formula="of:=MIN(([.G343]*[.O343])*[.N343]*[.P343];[.L343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3]/([.E343]*0.5))*[.G343]" office:value-type="float" office:value="19.6555555555556" calcext:value-type="float">
            <text:p>19.66</text:p>
          </table:table-cell>
          <table:table-cell table:style-name="ce242" table:formula="of:=[.O343]/[.F343]" office:value-type="float" office:value="0.677777777777778" calcext:value-type="float">
            <text:p>0.68</text:p>
          </table:table-cell>
          <table:table-cell table:style-name="ce247" table:formula="of:=([.S343]*1000)/[.T343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4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4]/[.G344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4]/2.5)*0.7457" office:value-type="float" office:value="518.2615" calcext:value-type="float">
            <text:p>518</text:p>
          </table:table-cell>
          <table:table-cell table:style-name="ce78" table:formula="of:=MIN(([.G344]*[.O344])*[.N344]*[.P344];[.L344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4]/([.E344]*0.5))*[.G344]" office:value-type="float" office:value="12.4482481751825" calcext:value-type="float">
            <text:p>12.45</text:p>
          </table:table-cell>
          <table:table-cell table:style-name="ce242" table:formula="of:=[.O344]/[.F344]" office:value-type="float" office:value="0.45985401459854" calcext:value-type="float">
            <text:p>0.46</text:p>
          </table:table-cell>
          <table:table-cell table:style-name="ce247" table:formula="of:=([.S344]*1000)/[.T344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5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5]/[.G345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5]/2.5)*0.7457" office:value-type="float" office:value="407.1522" calcext:value-type="float">
            <text:p>407</text:p>
          </table:table-cell>
          <table:table-cell table:style-name="ce78" table:formula="of:=MIN(([.G345]*[.O345])*[.N345]*[.P345];[.L345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5]/([.E345]*0.5))*[.G345]" office:value-type="float" office:value="13.6221428571429" calcext:value-type="float">
            <text:p>13.62</text:p>
          </table:table-cell>
          <table:table-cell table:style-name="ce242" table:formula="of:=[.O345]/[.F345]" office:value-type="float" office:value="0.504523809523809" calcext:value-type="float">
            <text:p>0.50</text:p>
          </table:table-cell>
          <table:table-cell table:style-name="ce247" table:formula="of:=([.S345]*1000)/[.T345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6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6]/[.G346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6]/2.5)*0.7457" office:value-type="float" office:value="632.3536" calcext:value-type="float">
            <text:p>632</text:p>
          </table:table-cell>
          <table:table-cell table:style-name="ce78" table:formula="of:=MIN(([.G346]*[.O346])*[.N346]*[.P346];[.L346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6]*[.F346]/[.G346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6]/[.F346]" office:value-type="float" office:value="0.357353199391447" calcext:value-type="float">
            <text:p>0.36</text:p>
          </table:table-cell>
          <table:table-cell table:style-name="ce247" table:formula="of:=([.S346]*1000)/[.T346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7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7]/[.G347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7]/2.5)*0.7457" office:value-type="float" office:value="511.5502" calcext:value-type="float">
            <text:p>512</text:p>
          </table:table-cell>
          <table:table-cell table:style-name="ce78" table:formula="of:=MIN(([.G347]*[.O347])*[.N347]*[.P347];[.L347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7]/([.E347]*0.5))*[.G347]" office:value-type="float" office:value="12.372027027027" calcext:value-type="float">
            <text:p>12.37</text:p>
          </table:table-cell>
          <table:table-cell table:style-name="ce242" table:formula="of:=[.O347]/[.F347]" office:value-type="float" office:value="0.426621621621622" calcext:value-type="float">
            <text:p>0.43</text:p>
          </table:table-cell>
          <table:table-cell table:style-name="ce247" table:formula="of:=([.S347]*1000)/[.T347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8]/[.G348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8]/2.5)*0.7457" office:value-type="float" office:value="305.737" calcext:value-type="float">
            <text:p>306</text:p>
          </table:table-cell>
          <table:table-cell table:style-name="ce78" table:formula="of:=MIN(([.G348]*[.O348])*[.N348]*[.P348];[.L348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8]/([.E348]*0.5))*[.G348]" office:value-type="float" office:value="10.98" calcext:value-type="float">
            <text:p>10.98</text:p>
          </table:table-cell>
          <table:table-cell table:style-name="ce242" table:formula="of:=[.O348]/[.F348]" office:value-type="float" office:value="0.61" calcext:value-type="float">
            <text:p>0.61</text:p>
          </table:table-cell>
          <table:table-cell table:style-name="ce247" table:formula="of:=([.S348]*1000)/[.T348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9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9]/[.G349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9]/2.5)*0.7457" office:value-type="float" office:value="363.9016" calcext:value-type="float">
            <text:p>364</text:p>
          </table:table-cell>
          <table:table-cell table:style-name="ce78" table:formula="of:=MIN(([.G349]*[.O349])*[.N349]*[.P349];[.L349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9]/([.E349]*0.5))*[.G349]" office:value-type="float" office:value="12.7" calcext:value-type="float">
            <text:p>12.70</text:p>
          </table:table-cell>
          <table:table-cell table:style-name="ce242" table:formula="of:=[.O349]/[.F349]" office:value-type="float" office:value="0.552173913043478" calcext:value-type="float">
            <text:p>0.55</text:p>
          </table:table-cell>
          <table:table-cell table:style-name="ce247" table:formula="of:=([.S349]*1000)/[.T349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0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0]/[.G350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0]/2.5)*0.7457" office:value-type="float" office:value="401.78316" calcext:value-type="float">
            <text:p>402</text:p>
          </table:table-cell>
          <table:table-cell table:style-name="ce78" table:formula="of:=MIN(([.G350]*[.O350])*[.N350]*[.P350];[.L350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0]/([.E350]*0.5))*[.G350]" office:value-type="float" office:value="12.4547368421053" calcext:value-type="float">
            <text:p>12.45</text:p>
          </table:table-cell>
          <table:table-cell table:style-name="ce242" table:formula="of:=[.O350]/[.F350]" office:value-type="float" office:value="0.715789473684211" calcext:value-type="float">
            <text:p>0.72</text:p>
          </table:table-cell>
          <table:table-cell table:style-name="ce247" table:formula="of:=([.S350]*1000)/[.T350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1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1]/[.G351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1]/2.5)*0.7457" office:value-type="float" office:value="285.364476" calcext:value-type="float">
            <text:p>285</text:p>
          </table:table-cell>
          <table:table-cell table:style-name="ce78" table:formula="of:=MIN(([.G351]*[.O351])*[.N351]*[.P351];[.L351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1]/([.E351]*0.5))*[.G351]" office:value-type="float" office:value="11.36125" calcext:value-type="float">
            <text:p>11.36</text:p>
          </table:table-cell>
          <table:table-cell table:style-name="ce242" table:formula="of:=[.O351]/[.F351]" office:value-type="float" office:value="0.7625" calcext:value-type="float">
            <text:p>0.76</text:p>
          </table:table-cell>
          <table:table-cell table:style-name="ce247" table:formula="of:=([.S351]*1000)/[.T351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2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2]/[.G35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2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2]/[.N352])/([.G352]*[.O352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2]/([.E352]*0.5))*[.G352]" office:value-type="float" office:value="13.087786259542" calcext:value-type="float">
            <text:p>13.09</text:p>
          </table:table-cell>
          <table:table-cell table:style-name="ce241" table:formula="of:=[.O352]/[.F352]" office:value-type="float" office:value="0.484732824427481" calcext:value-type="float">
            <text:p>0.48</text:p>
          </table:table-cell>
          <table:table-cell table:style-name="ce246" table:formula="of:=([.S352]*1000)/[.T352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3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3]/[.G35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3]/2.5)*0.7457" office:value-type="float" office:value="738.243" calcext:value-type="float">
            <text:p>738</text:p>
          </table:table-cell>
          <table:table-cell table:style-name="ce78" table:formula="of:=MIN(([.G353]*[.O353])*[.N353]*[.P353];[.L353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3]/([.E353]*0.5))*[.G353]" office:value-type="float" office:value="17.85" calcext:value-type="float">
            <text:p>17.85</text:p>
          </table:table-cell>
          <table:table-cell table:style-name="ce242" table:formula="of:=[.O353]/[.F353]" office:value-type="float" office:value="0.425" calcext:value-type="float">
            <text:p>0.43</text:p>
          </table:table-cell>
          <table:table-cell table:style-name="ce247" table:formula="of:=([.S353]*1000)/[.T353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4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4]/[.G35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4]/2.5)*0.7457" office:value-type="float" office:value="492.162" calcext:value-type="float">
            <text:p>492</text:p>
          </table:table-cell>
          <table:table-cell table:style-name="ce78" table:formula="of:=MIN(([.G354]*[.O354])*[.N354]*[.P354];[.L354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4]/([.E354]*0.5))*[.G354]" office:value-type="float" office:value="14.0311111111111" calcext:value-type="float">
            <text:p>14.03</text:p>
          </table:table-cell>
          <table:table-cell table:style-name="ce242" table:formula="of:=[.O354]/[.F354]" office:value-type="float" office:value="0.488888888888889" calcext:value-type="float">
            <text:p>0.49</text:p>
          </table:table-cell>
          <table:table-cell table:style-name="ce247" table:formula="of:=([.S354]*1000)/[.T354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5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5]/[.G35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5]/2.5)*0.7457" office:value-type="float" office:value="407.45048" calcext:value-type="float">
            <text:p>407</text:p>
          </table:table-cell>
          <table:table-cell table:style-name="ce78" table:formula="of:=MIN(([.G355]*[.O355])*[.N355]*[.P355];[.L355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5]/([.E355]*0.5))*[.G355]" office:value-type="float" office:value="13.4559523809524" calcext:value-type="float">
            <text:p>13.46</text:p>
          </table:table-cell>
          <table:table-cell table:style-name="ce242" table:formula="of:=[.O355]/[.F355]" office:value-type="float" office:value="0.503968253968254" calcext:value-type="float">
            <text:p>0.50</text:p>
          </table:table-cell>
          <table:table-cell table:style-name="ce247" table:formula="of:=([.S355]*1000)/[.T355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6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6]/[.G35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6]/2.5)*0.7457" office:value-type="float" office:value="359.72568" calcext:value-type="float">
            <text:p>360</text:p>
          </table:table-cell>
          <table:table-cell table:style-name="ce78" table:formula="of:=MIN(([.G356]*[.O356])*[.N356]*[.P356];[.L356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6]/([.E356]*0.5))*[.G356]" office:value-type="float" office:value="12.7" calcext:value-type="float">
            <text:p>12.70</text:p>
          </table:table-cell>
          <table:table-cell table:style-name="ce242" table:formula="of:=[.O356]/[.F356]" office:value-type="float" office:value="0.552173913043478" calcext:value-type="float">
            <text:p>0.55</text:p>
          </table:table-cell>
          <table:table-cell table:style-name="ce247" table:formula="of:=([.S356]*1000)/[.T356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7]/[.G35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7]/2.5)*0.7457" office:value-type="float" office:value="305.737" calcext:value-type="float">
            <text:p>306</text:p>
          </table:table-cell>
          <table:table-cell table:style-name="ce78" table:formula="of:=MIN(([.G357]*[.O357])*[.N357]*[.P357];[.L357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7]/([.E357]*0.5))*[.G357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7]*1000)/[.T357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8]/[.G35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8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8]" office:value-type="float" office:value="44.8963876428572" calcext:value-type="float">
            <text:p>44.90</text:p>
          </table:table-cell>
          <table:table-cell table:style-name="ce92" table:formula="of:=([.M358]/[.N358])/([.G358]*[.O358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8]/[.F358]" office:value-type="float" office:value="0.350753028459821" calcext:value-type="float">
            <text:p>0.35</text:p>
          </table:table-cell>
          <table:table-cell table:style-name="ce246" table:formula="of:=([.S358]*1000)/[.T358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9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9]/[.G35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9]/2.5)*0.7457" office:value-type="float" office:value="601.0342" calcext:value-type="float">
            <text:p>601</text:p>
          </table:table-cell>
          <table:table-cell table:style-name="ce78" table:formula="of:=MIN(([.G359]*[.O359])*[.N359]*[.P359];[.L359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9]/([.E359]*0.5))*[.G359]" office:value-type="float" office:value="23.0181818181818" calcext:value-type="float">
            <text:p>23.02</text:p>
          </table:table-cell>
          <table:table-cell table:style-name="ce242" table:formula="of:=[.O359]/[.F359]" office:value-type="float" office:value="0.575454545454545" calcext:value-type="float">
            <text:p>0.58</text:p>
          </table:table-cell>
          <table:table-cell table:style-name="ce247" table:formula="of:=([.S359]*1000)/[.T359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0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0]/[.G36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0]/2.5)*0.7457" office:value-type="float" office:value="730.786" calcext:value-type="float">
            <text:p>731</text:p>
          </table:table-cell>
          <table:table-cell table:style-name="ce78" table:formula="of:=MIN(([.G360]*[.O360])*[.N360]*[.P360];[.L360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0]/([.E360]*0.5))*[.G360]" office:value-type="float" office:value="19.4" calcext:value-type="float">
            <text:p>19.40</text:p>
          </table:table-cell>
          <table:table-cell table:style-name="ce242" table:formula="of:=[.O360]/[.F360]" office:value-type="float" office:value="0.4" calcext:value-type="float">
            <text:p>0.40</text:p>
          </table:table-cell>
          <table:table-cell table:style-name="ce247" table:formula="of:=([.S360]*1000)/[.T360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1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1]/[.G36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1]/2.5)*0.7457" office:value-type="float" office:value="632.3536" calcext:value-type="float">
            <text:p>632</text:p>
          </table:table-cell>
          <table:table-cell table:style-name="ce78" table:formula="of:=MIN(([.G361]*[.O361])*[.N361]*[.P361];[.L361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1]/([.E361]*0.5))*[.G361]" office:value-type="float" office:value="15.7935483870968" calcext:value-type="float">
            <text:p>15.79</text:p>
          </table:table-cell>
          <table:table-cell table:style-name="ce242" table:formula="of:=[.O361]/[.F361]" office:value-type="float" office:value="0.412903225806452" calcext:value-type="float">
            <text:p>0.41</text:p>
          </table:table-cell>
          <table:table-cell table:style-name="ce247" table:formula="of:=([.S361]*1000)/[.T361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8])*[Extrapolation.M28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0])*[Extrapolation.M29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5-31T23:29:39.609664358</dc:date>
    <meta:editing-duration>P74DT22H16M1S</meta:editing-duration>
    <meta:editing-cycles>3041</meta:editing-cycles>
    <meta:generator>LibreOffice/7.3.7.2$Linux_X86_64 LibreOffice_project/30$Build-2</meta:generator>
    <dc:creator>James Petts</dc:creator>
    <meta:document-statistic meta:table-count="5" meta:cell-count="8393" meta:object-count="0"/>
  </office:meta>
</office:document-meta>
</file>